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#00ffff"/>
    </style:style>
    <style:style style:name="ce18" style:family="table-cell" style:parent-style-name="Default">
      <style:table-cell-properties fo:background-color="#ff00ff"/>
    </style:style>
    <style:style style:name="ce19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00ff"/>
    </style:style>
    <style:style style:name="ce20" style:family="table-cell" style:parent-style-name="Default">
      <style:table-cell-properties fo:background-color="#0000ff"/>
    </style:style>
    <style:style style:name="ce1" style:family="table-cell" style:parent-style-name="Default" style:data-style-name="N127"/>
    <style:style style:name="ce2" style:family="table-cell" style:parent-style-name="Default" style:data-style-name="N81"/>
    <style:style style:name="ce15" style:family="table-cell" style:parent-style-name="Default" style:data-style-name="N0"/>
    <style:style style:name="ce11" style:family="table-cell" style:parent-style-name="Default" style:data-style-name="N121"/>
    <style:style style:name="ce17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0"/>
        <table:table-column table:style-name="co2" table:default-cell-style-name="ce20"/>
        <table:table-column table:style-name="co1" table:default-cell-style-name="ce20"/>
        <table:table-row table:style-name="ro1">
          <table:table-cell table:style-name="ce8"/>
          <table:table-cell table:style-name="ce8" office:value-type="string" calcext:value-type="string">
            <text:p>NPRaw_555_7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6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5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4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3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2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25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24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23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22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21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20.root</text:p>
          </table:table-cell>
          <table:table-cell table:style-name="ce8"/>
        </table:table-row>
        <table:table-row table:style-name="ro1">
          <table:table-cell table:style-name="ce8"/>
          <table:table-cell table:style-name="ce8" office:value-type="string" calcext:value-type="string">
            <text:p>NPRaw_555_1.root</text:p>
          </table:table-cell>
          <table:table-cell table:style-name="ce8"/>
        </table:table-row>
        <table:table-row table:style-name="ro1">
          <table:table-cell table:style-name="ce9"/>
          <table:table-cell table:style-name="ce9" office:value-type="string" calcext:value-type="string">
            <text:p>NPRaw_555_19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18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17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16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15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14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13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12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11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10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5_0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2_3.root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NPRaw_552_2.root</text:p>
          </table:table-cell>
          <table:table-cell table:style-name="ce9"/>
        </table:table-row>
        <table:table-row table:style-name="ro1">
          <table:table-cell table:style-name="ce10"/>
          <table:table-cell table:style-name="ce10" office:value-type="string" calcext:value-type="string">
            <text:p>NPRaw_552_1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52_0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51_2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51_1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51_0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47_0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45_8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45_7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45_6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45_5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45_4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45_3.root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NPRaw_545_2.root</text:p>
          </table:table-cell>
          <table:table-cell table:style-name="ce10"/>
        </table:table-row>
        <table:table-row table:style-name="ro1">
          <table:table-cell table:style-name="ce12"/>
          <table:table-cell table:style-name="ce12" office:value-type="string" calcext:value-type="string">
            <text:p>NPRaw_545_1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45_0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41_0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40_6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40_5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40_4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40_3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40_2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40_1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40_0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39_7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39_6.root</text:p>
          </table:table-cell>
          <table:table-cell table:style-name="ce12"/>
        </table:table-row>
        <table:table-row table:style-name="ro1">
          <table:table-cell table:style-name="ce12"/>
          <table:table-cell table:style-name="ce12" office:value-type="string" calcext:value-type="string">
            <text:p>NPRaw_539_5.root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NPRaw_539_4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9_3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9_2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9_1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9_0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8_4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8_3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8_2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8_1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8_0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7_3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7_2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7_1.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Raw_537_0.root</text:p>
          </table:table-cell>
          <table:table-cell/>
        </table:table-row>
      </table:table>
      <table:table table:name="Sheet1" table:style-name="ta1">
        <table:shapes>
          <draw:frame draw:z-index="0" draw:style-name="gr1" draw:text-style-name="P1" svg:width="7.5768in" svg:height="4.2618in" svg:x="4.9087in" svg:y="4.8in">
            <draw:object draw:notify-on-update-of-ranges="Sheet1.B2:Sheet1.B6 Sheet1.C1:Sheet1.C1 Sheet1.C2:Sheet1.C6 Sheet1.B2:Sheet1.B6 Sheet1.G1:Sheet1.G1 Sheet1.G2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996in" svg:height="4.1307in" svg:x="11.9028in" svg:y="0.4496in">
            <draw:object draw:notify-on-update-of-ranges="Sheet1.C2:Sheet1.C6 Sheet1.C1:Sheet1.C1 Sheet1.B2:Sheet1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386in" svg:height="4.0717in" svg:x="14.5039in" svg:y="5.0898in">
            <draw:object draw:notify-on-update-of-ranges="Sheet1.A2:Sheet1.A6 Sheet1.B2:Sheet1.B6 Sheet1.D1:Sheet1.D1 Sheet1.D2:Sheet1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g.s peak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x peak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-0.267493" calcext:value-type="float">
            <text:p>-0.2675</text:p>
          </table:table-cell>
          <table:table-cell table:style-name="ce1" office:value-type="float" office:value="0.273357" calcext:value-type="float">
            <text:p>0.2734</text:p>
          </table:table-cell>
          <table:table-cell table:style-name="ce2" office:value-type="float" office:value="11.9167" calcext:value-type="float">
            <text:p>1.19E+01</text:p>
          </table:table-cell>
          <table:table-cell table:formula="of:=[.E2]*[.D2]*SQRT(PI()/2)" office:value-type="float" office:value="4.08268754896341" calcext:value-type="float">
            <text:p>4.08268754896341</text:p>
          </table:table-cell>
          <table:table-cell table:style-name="ce1" office:value-type="float" office:value="2.12509" calcext:value-type="float">
            <text:p>2.1251</text:p>
          </table:table-cell>
          <table:table-cell table:style-name="ce1" office:value-type="float" office:value="0.555552" calcext:value-type="float">
            <text:p>0.5556</text:p>
          </table:table-cell>
          <table:table-cell table:style-name="ce2" office:value-type="float" office:value="15.1133" calcext:value-type="float">
            <text:p>1.51E+01</text:p>
          </table:table-cell>
          <table:table-cell table:formula="of:=[.I2]*[.H2]*SQRT(PI()/2)" office:value-type="float" office:value="10.5231062914056" calcext:value-type="float">
            <text:p>10.5231062914056</text:p>
          </table:table-cell>
        </table:table-row>
        <table:table-row table:style-name="ro1"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style-name="ce1" office:value-type="float" office:value="-0.26739" calcext:value-type="float">
            <text:p>-0.2674</text:p>
          </table:table-cell>
          <table:table-cell table:style-name="ce1" office:value-type="float" office:value="0.350595" calcext:value-type="float">
            <text:p>0.3506</text:p>
          </table:table-cell>
          <table:table-cell table:style-name="ce2" office:value-type="float" office:value="28.4325" calcext:value-type="float">
            <text:p>2.84E+01</text:p>
          </table:table-cell>
          <table:table-cell table:formula="of:=[.E3]*[.D3]*SQRT(PI()/2)" office:value-type="float" office:value="12.4934017114825" calcext:value-type="float">
            <text:p>12.4934017114825</text:p>
          </table:table-cell>
          <table:table-cell table:style-name="ce1" office:value-type="float" office:value="2.52162" calcext:value-type="float">
            <text:p>2.5216</text:p>
          </table:table-cell>
          <table:table-cell table:style-name="ce1" office:value-type="float" office:value="0.34051" calcext:value-type="float">
            <text:p>0.3405</text:p>
          </table:table-cell>
          <table:table-cell table:style-name="ce2" office:value-type="float" office:value="20.4003" calcext:value-type="float">
            <text:p>2.04E+01</text:p>
          </table:table-cell>
          <table:table-cell table:formula="of:=[.I3]*[.H3]*SQRT(PI()/2)" office:value-type="float" office:value="8.70615436650401" calcext:value-type="float">
            <text:p>8.70615436650401</text:p>
          </table:table-cell>
        </table:table-row>
        <table:table-row table:style-name="ro1"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0.0500821" calcext:value-type="float">
            <text:p>0.0501</text:p>
          </table:table-cell>
          <table:table-cell table:style-name="ce1" office:value-type="float" office:value="0.389907" calcext:value-type="float">
            <text:p>0.3899</text:p>
          </table:table-cell>
          <table:table-cell table:style-name="ce2" office:value-type="float" office:value="21.839" calcext:value-type="float">
            <text:p>2.18E+01</text:p>
          </table:table-cell>
          <table:table-cell table:formula="of:=[.E4]*[.D4]*SQRT(PI()/2)" office:value-type="float" office:value="10.6721941886326" calcext:value-type="float">
            <text:p>10.6721941886326</text:p>
          </table:table-cell>
          <table:table-cell table:style-name="ce1" office:value-type="float" office:value="2.69681" calcext:value-type="float">
            <text:p>2.6968</text:p>
          </table:table-cell>
          <table:table-cell table:style-name="ce1" office:value-type="float" office:value="0.571934" calcext:value-type="float">
            <text:p>0.5719</text:p>
          </table:table-cell>
          <table:table-cell table:style-name="ce2" office:value-type="float" office:value="20.8997" calcext:value-type="float">
            <text:p>2.09E+01</text:p>
          </table:table-cell>
          <table:table-cell table:formula="of:=[.I4]*[.H4]*SQRT(PI()/2)" office:value-type="float" office:value="14.981175983368" calcext:value-type="float">
            <text:p>14.981175983368</text:p>
          </table:table-cell>
        </table:table-row>
        <table:table-row table:style-name="ro1"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style-name="ce1" office:value-type="float" office:value="0.325212" calcext:value-type="float">
            <text:p>0.3252</text:p>
          </table:table-cell>
          <table:table-cell table:style-name="ce1" office:value-type="float" office:value="0.308744" calcext:value-type="float">
            <text:p>0.3087</text:p>
          </table:table-cell>
          <table:table-cell table:style-name="ce2" office:value-type="float" office:value="17.3225" calcext:value-type="float">
            <text:p>1.73E+01</text:p>
          </table:table-cell>
          <table:table-cell table:formula="of:=[.E5]*[.D5]*SQRT(PI()/2)" office:value-type="float" office:value="6.70299715364638" calcext:value-type="float">
            <text:p>6.70299715364638</text:p>
          </table:table-cell>
          <table:table-cell table:style-name="ce1" office:value-type="float" office:value="2.82659" calcext:value-type="float">
            <text:p>2.8266</text:p>
          </table:table-cell>
          <table:table-cell table:style-name="ce1" office:value-type="float" office:value="0.453668" calcext:value-type="float">
            <text:p>0.4537</text:p>
          </table:table-cell>
          <table:table-cell table:style-name="ce2" office:value-type="float" office:value="27.7512" calcext:value-type="float">
            <text:p>2.78E+01</text:p>
          </table:table-cell>
          <table:table-cell table:formula="of:=[.I5]*[.H5]*SQRT(PI()/2)" office:value-type="float" office:value="15.7790136820439" calcext:value-type="float">
            <text:p>15.7790136820439</text:p>
          </table:table-cell>
        </table:table-row>
        <table:table-row table:style-name="ro1"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0.432534" calcext:value-type="float">
            <text:p>0.4325</text:p>
          </table:table-cell>
          <table:table-cell table:style-name="ce1" office:value-type="float" office:value="0.207448" calcext:value-type="float">
            <text:p>0.2074</text:p>
          </table:table-cell>
          <table:table-cell table:style-name="ce2" office:value-type="float" office:value="14.3993" calcext:value-type="float">
            <text:p>1.44E+01</text:p>
          </table:table-cell>
          <table:table-cell table:formula="of:=[.E6]*[.D6]*SQRT(PI()/2)" office:value-type="float" office:value="3.74378216241488" calcext:value-type="float">
            <text:p>3.74378216241488</text:p>
          </table:table-cell>
          <table:table-cell table:style-name="ce1" office:value-type="float" office:value="2.92887" calcext:value-type="float">
            <text:p>2.9289</text:p>
          </table:table-cell>
          <table:table-cell table:style-name="ce1" office:value-type="float" office:value="0.342686" calcext:value-type="float">
            <text:p>0.3427</text:p>
          </table:table-cell>
          <table:table-cell table:style-name="ce2" office:value-type="float" office:value="24.094" calcext:value-type="float">
            <text:p>2.41E+01</text:p>
          </table:table-cell>
          <table:table-cell table:formula="of:=[.I6]*[.H6]*SQRT(PI()/2)" office:value-type="float" office:value="10.3482093646376" calcext:value-type="float">
            <text:p>10.3482093646376</text:p>
          </table:table-cell>
        </table:table-row>
        <table:table-row table:style-name="ro1">
          <table:table-cell office:value-type="string" calcext:value-type="string">
            <text:p>160-170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2"/>
          <table:table-cell table:formula="of:=[.C2]-([.B2]*0.0199-2.63)" office:value-type="float" office:value="0.0740069999999999" calcext:value-type="float">
            <text:p>0.0740069999999999</text:p>
          </table:table-cell>
          <table:table-cell table:number-columns-repeated="3"/>
          <table:table-cell table:formula="of:=([.G2]-([.B2]*0.0199-2.63))" office:value-type="float" office:value="2.46659" calcext:value-type="float">
            <text:p>2.466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]-([.B3]*0.0199-2.63)" office:value-type="float" office:value="-0.12489" calcext:value-type="float">
            <text:p>-0.12489</text:p>
          </table:table-cell>
          <table:table-cell table:number-columns-repeated="3"/>
          <table:table-cell table:formula="of:=([.G3]-([.B3]*0.0199-2.63))" office:value-type="float" office:value="2.66412" calcext:value-type="float">
            <text:p>2.664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]-([.B4]*0.0199-2.63)" office:value-type="float" office:value="-0.00641790000000022" calcext:value-type="float">
            <text:p>-0.00641790000000022</text:p>
          </table:table-cell>
          <table:table-cell table:number-columns-repeated="3"/>
          <table:table-cell table:formula="of:=([.G4]-([.B4]*0.0199-2.63))" office:value-type="float" office:value="2.64031" calcext:value-type="float">
            <text:p>2.640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]-([.B5]*0.0199-2.63)" office:value-type="float" office:value="0.0697119999999999" calcext:value-type="float">
            <text:p>0.0697119999999999</text:p>
          </table:table-cell>
          <table:table-cell table:number-columns-repeated="3"/>
          <table:table-cell table:formula="of:=([.G5]-([.B5]*0.0199-2.63))" office:value-type="float" office:value="2.57109" calcext:value-type="float">
            <text:p>2.571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]-([.B6]*0.0199-2.63)" office:value-type="float" office:value="-0.0219660000000004" calcext:value-type="float">
            <text:p>-0.0219660000000004</text:p>
          </table:table-cell>
          <table:table-cell table:number-columns-repeated="3"/>
          <table:table-cell table:formula="of:=([.G6]-([.B6]*0.0199-2.63))" office:value-type="float" office:value="2.47437" calcext:value-type="float">
            <text:p>2.47437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7.3354in" svg:height="4.126in" svg:x="10.3929in" svg:y="12.9157in">
            <draw:object draw:notify-on-update-of-ranges="Sheet3.B4:Sheet3.B10 Sheet3.A3:Sheet3.A3 Sheet3.D4:Sheet3.D10 Sheet3.E4:Sheet3.E10 Sheet3.E4:Sheet3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.6079in" svg:height="4.2791in" svg:x="30.3063in" svg:y="16.5626in">
            <draw:object draw:notify-on-update-of-ranges="Sheet3.B14:Sheet3.B20 Sheet3.A13:Sheet3.A13 Sheet3.D14:Sheet3.D20 Sheet3.E14:Sheet3.E20 Sheet3.E14:Sheet3.E20 Sheet3.C32:Sheet3.C37 Sheet3.B32:Sheet3.B32 Sheet3.E32:Sheet3.E37 Sheet3.B4:Sheet3.B10 Sheet3.A3:Sheet3.A3 Sheet3.D4:Sheet3.D10 Sheet3.E4:Sheet3.E10 Sheet3.E4:Sheet3.E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8.3142in" svg:height="3.5453in" svg:x="17.0398in" svg:y="7.9587in">
            <draw:object draw:notify-on-update-of-ranges="Sheet3.B24:Sheet3.B29 Sheet3.A23:Sheet3.A23 Sheet3.D24:Sheet3.D29 Sheet3.E24:Sheet3.E29 Sheet3.E24:Sheet3.E29 Sheet3.B33:Sheet3.B38 Sheet3.A32:Sheet3.A32 Sheet3.D33:Sheet3.D38 Sheet3.E33:Sheet3.E38 Sheet3.E33:Sheet3.E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2.1976in" svg:y="12.4945in">
            <draw:object draw:notify-on-update-of-ranges="Sheet3.H24:Sheet3.H28 Sheet3.A23:Sheet3.A23 Sheet3.J24:Sheet3.J28 Sheet3.H33:Sheet3.H37 Sheet3.A32:Sheet3.A32 Sheet3.J33:Sheet3.J3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6.2988in" svg:height="3.5429in" svg:x="18.7669in" svg:y="3.6776in">
            <draw:object draw:notify-on-update-of-ranges="Sheet3.M24:Sheet3.M28 Sheet3.A23:Sheet3.A23 Sheet3.O24:Sheet3.O28 Sheet3.M33:Sheet3.M37 Sheet3.A32:Sheet3.A32 Sheet3.O33:Sheet3.O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1.4035in" svg:height="5.0831in" svg:x="11.3063in" svg:y="8.4295in">
            <draw:object draw:notify-on-update-of-ranges="Sheet3.B33:Sheet3.B38 Sheet3.A32:Sheet3.A32 Sheet3.D33:Sheet3.D38 Sheet3.E33:Sheet3.E38 Sheet3.E33:Sheet3.E38 Sheet3.B40:Sheet3.B45 Sheet3.A39:Sheet3.A39 Sheet3.D40:Sheet3.D45 Sheet3.E40:Sheet3.E45 Sheet3.E40:Sheet3.E45 Sheet3.B47:Sheet3.B52 Sheet3.A46:Sheet3.A46 Sheet3.D47:Sheet3.D52 Sheet3.E47:Sheet3.E52 Sheet3.E47:Sheet3.E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9.3205in" svg:height="3.5429in" svg:x="5.4417in" svg:y="7.224in">
            <draw:object draw:notify-on-update-of-ranges="Sheet3.B55:Sheet3.B60 Sheet3.D54:Sheet3.D54 Sheet3.D55:Sheet3.D60 Sheet3.E55:Sheet3.E60 Sheet3.E55:Sheet3.E60 Sheet3.B55:Sheet3.B60 Sheet3.H54:Sheet3.H54 Sheet3.H55:Sheet3.H6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9.3205in" svg:height="3.5429in" svg:x="9.7776in" svg:y="11.5563in">
            <draw:object draw:notify-on-update-of-ranges="Sheet3.B55:Sheet3.B60 Sheet3.D54:Sheet3.D54 Sheet3.D55:Sheet3.D60 Sheet3.E55:Sheet3.E60 Sheet3.E55:Sheet3.E60 Sheet3.B55:Sheet3.B60 Sheet3.H54:Sheet3.H54 Sheet3.H55:Sheet3.H60 Sheet3.B55:Sheet3.B60 Sheet3.C54:Sheet3.C54 Sheet3.C55:Sheet3.C60 Sheet3.B55:Sheet3.B60 Sheet3.G54:Sheet3.G54 Sheet3.G55:Sheet3.G6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ats6</text:p>
          </table:table-cell>
          <table:table-cell office:value-type="string" calcext:value-type="string">
            <text:p>Telescope #</text:p>
          </table:table-cell>
          <table:table-cell office:value-type="string" calcext:value-type="string">
            <text:p>g.s</text:p>
          </table:table-cell>
          <table:table-cell office:value-type="string" calcext:value-type="string">
            <text:p>sigma 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ats regio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2-4-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ats7</text:p>
          </table:table-cell>
          <table:table-cell office:value-type="string" calcext:value-type="string">
            <text:p>Telescope #</text:p>
          </table:table-cell>
          <table:table-cell office:value-type="string" calcext:value-type="string">
            <text:p>g.s</text:p>
          </table:table-cell>
          <table:table-cell office:value-type="string" calcext:value-type="string">
            <text:p>sigma 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ats regio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ats8</text:p>
          </table:table-cell>
          <table:table-cell office:value-type="string" calcext:value-type="string">
            <text:p>Telescope #</text:p>
          </table:table-cell>
          <table:table-cell office:value-type="string" calcext:value-type="string">
            <text:p>g.s</text:p>
          </table:table-cell>
          <table:table-cell office:value-type="string" calcext:value-type="string">
            <text:p>sigma </text:p>
          </table:table-cell>
          <table:table-cell office:value-type="string" calcext:value-type="string">
            <text:p>err s</text:p>
          </table:table-cell>
          <table:table-cell office:value-type="string" calcext:value-type="string">
            <text:p>err peak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 s </text:p>
          </table:table-cell>
          <table:table-cell office:value-type="string" calcext:value-type="string">
            <text:p>err gs</text:p>
          </table:table-cell>
          <table:table-cell office:value-type="string" calcext:value-type="string">
            <text:p>cats regio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 sig</text:p>
          </table:table-cell>
          <table:table-cell office:value-type="string" calcext:value-type="string">
            <text:p>err g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0.0605665" calcext:value-type="float">
            <text:p>0.0605665</text:p>
          </table:table-cell>
          <table:table-cell table:style-name="ce15" office:value-type="float" office:value="0.908727" calcext:value-type="float">
            <text:p>0.908727</text:p>
          </table:table-cell>
          <table:table-cell table:style-name="ce15" office:value-type="float" office:value="0.129067" calcext:value-type="float">
            <text:p>0.129067</text:p>
          </table:table-cell>
          <table:table-cell table:style-name="ce15" office:value-type="float" office:value="0.135063" calcext:value-type="float">
            <text:p>0.135063</text:p>
          </table:table-cell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-0.178154" calcext:value-type="float">
            <text:p>-1.78E-01</text:p>
          </table:table-cell>
          <table:table-cell table:style-name="ce2" office:value-type="float" office:value="0.431251" calcext:value-type="float">
            <text:p>4.31E-01</text:p>
          </table:table-cell>
          <table:table-cell table:style-name="ce2" office:value-type="float" office:value="0.0479494" calcext:value-type="float">
            <text:p>4.79E-02</text:p>
          </table:table-cell>
          <table:table-cell table:style-name="ce2" office:value-type="float" office:value="0.0539865" calcext:value-type="float">
            <text:p>5.40E-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613029" calcext:value-type="float">
            <text:p>6.13E-03</text:p>
          </table:table-cell>
          <table:table-cell table:style-name="ce2" office:value-type="float" office:value="0.491992" calcext:value-type="float">
            <text:p>4.92E-01</text:p>
          </table:table-cell>
          <table:table-cell table:style-name="ce2" office:value-type="float" office:value="0.0758577" calcext:value-type="float">
            <text:p>7.59E-02</text:p>
          </table:table-cell>
          <table:table-cell table:style-name="ce2" office:value-type="float" office:value="0.0585638" calcext:value-type="float">
            <text:p>5.86E-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0.0333754" calcext:value-type="float">
            <text:p>0.0333754</text:p>
          </table:table-cell>
          <table:table-cell table:style-name="ce15" office:value-type="float" office:value="0.489833" calcext:value-type="float">
            <text:p>0.489833</text:p>
          </table:table-cell>
          <table:table-cell table:style-name="ce15" office:value-type="float" office:value="0.0666987" calcext:value-type="float">
            <text:p>0.0666987</text:p>
          </table:table-cell>
          <table:table-cell table:style-name="ce15" office:value-type="float" office:value="0.0506777" calcext:value-type="float">
            <text:p>0.0506777</text:p>
          </table:table-cell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-0.300436" calcext:value-type="float">
            <text:p>-3.00E-01</text:p>
          </table:table-cell>
          <table:table-cell table:style-name="ce2" office:value-type="float" office:value="0.460156" calcext:value-type="float">
            <text:p>4.60E-01</text:p>
          </table:table-cell>
          <table:table-cell table:style-name="ce2" office:value-type="float" office:value="0.0507411" calcext:value-type="float">
            <text:p>5.07E-02</text:p>
          </table:table-cell>
          <table:table-cell table:style-name="ce2" office:value-type="float" office:value="0.0434759" calcext:value-type="float">
            <text:p>4.35E-0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-0.0308864" calcext:value-type="float">
            <text:p>-3.09E-02</text:p>
          </table:table-cell>
          <table:table-cell table:style-name="ce2" office:value-type="float" office:value="0.454993" calcext:value-type="float">
            <text:p>4.55E-01</text:p>
          </table:table-cell>
          <table:table-cell table:style-name="ce2" office:value-type="float" office:value="0.0249507" calcext:value-type="float">
            <text:p>2.50E-02</text:p>
          </table:table-cell>
          <table:table-cell table:style-name="ce2" office:value-type="float" office:value="0.0314338" calcext:value-type="float">
            <text:p>3.14E-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0.232107" calcext:value-type="float">
            <text:p>0.232107</text:p>
          </table:table-cell>
          <table:table-cell table:style-name="ce15" office:value-type="float" office:value="0.646351" calcext:value-type="float">
            <text:p>0.646351</text:p>
          </table:table-cell>
          <table:table-cell table:style-name="ce15" office:value-type="float" office:value="0.114906" calcext:value-type="float">
            <text:p>0.114906</text:p>
          </table:table-cell>
          <table:table-cell table:style-name="ce15" office:value-type="float" office:value="0.112672" calcext:value-type="float">
            <text:p>0.112672</text:p>
          </table:table-cell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0.102142" calcext:value-type="float">
            <text:p>1.02E-01</text:p>
          </table:table-cell>
          <table:table-cell table:style-name="ce2" office:value-type="float" office:value="0.522281" calcext:value-type="float">
            <text:p>5.22E-01</text:p>
          </table:table-cell>
          <table:table-cell table:style-name="ce2" office:value-type="float" office:value="0.06032" calcext:value-type="float">
            <text:p>6.03E-02</text:p>
          </table:table-cell>
          <table:table-cell table:style-name="ce2" office:value-type="float" office:value="0.0483444" calcext:value-type="float">
            <text:p>4.83E-0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0.103323" calcext:value-type="float">
            <text:p>-1.03E-01</text:p>
          </table:table-cell>
          <table:table-cell table:style-name="ce2" office:value-type="float" office:value="0.464467" calcext:value-type="float">
            <text:p>4.64E-01</text:p>
          </table:table-cell>
          <table:table-cell table:style-name="ce2" office:value-type="float" office:value="0.0727173" calcext:value-type="float">
            <text:p>7.27E-02</text:p>
          </table:table-cell>
          <table:table-cell table:style-name="ce2" office:value-type="float" office:value="0.072117" calcext:value-type="float">
            <text:p>7.21E-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0.0908204" calcext:value-type="float">
            <text:p>0.0908204</text:p>
          </table:table-cell>
          <table:table-cell table:style-name="ce15" office:value-type="float" office:value="0.421359" calcext:value-type="float">
            <text:p>0.421359</text:p>
          </table:table-cell>
          <table:table-cell table:style-name="ce15" office:value-type="float" office:value="0.0324823" calcext:value-type="float">
            <text:p>0.0324823</text:p>
          </table:table-cell>
          <table:table-cell table:style-name="ce15" office:value-type="float" office:value="0.0381261" calcext:value-type="float">
            <text:p>0.0381261</text:p>
          </table:table-cell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0.248579" calcext:value-type="float">
            <text:p>2.49E-01</text:p>
          </table:table-cell>
          <table:table-cell table:style-name="ce2" office:value-type="float" office:value="0.625504" calcext:value-type="float">
            <text:p>6.26E-01</text:p>
          </table:table-cell>
          <table:table-cell table:style-name="ce2" office:value-type="float" office:value="0.0891396" calcext:value-type="float">
            <text:p>8.91E-02</text:p>
          </table:table-cell>
          <table:table-cell table:style-name="ce2" office:value-type="float" office:value="0.0687125" calcext:value-type="float">
            <text:p>6.87E-0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-0.102384" calcext:value-type="float">
            <text:p>-1.02E-01</text:p>
          </table:table-cell>
          <table:table-cell table:style-name="ce2" office:value-type="float" office:value="0.719939" calcext:value-type="float">
            <text:p>7.20E-01</text:p>
          </table:table-cell>
          <table:table-cell table:style-name="ce2" office:value-type="float" office:value="0.184288" calcext:value-type="float">
            <text:p>1.84E-01</text:p>
          </table:table-cell>
          <table:table-cell table:style-name="ce2" office:value-type="float" office:value="0.132542" calcext:value-type="float">
            <text:p>1.33E-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5" office:value-type="float" office:value="0.00746027" calcext:value-type="float">
            <text:p>0.00746027</text:p>
          </table:table-cell>
          <table:table-cell table:style-name="ce15" office:value-type="float" office:value="0.36173" calcext:value-type="float">
            <text:p>0.36173</text:p>
          </table:table-cell>
          <table:table-cell table:style-name="ce15" office:value-type="float" office:value="0.0343605" calcext:value-type="float">
            <text:p>0.0343605</text:p>
          </table:table-cell>
          <table:table-cell table:style-name="ce15" office:value-type="float" office:value="0.0409035" calcext:value-type="float">
            <text:p>0.0409035</text:p>
          </table:table-cell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0.399387" calcext:value-type="float">
            <text:p>3.99E-01</text:p>
          </table:table-cell>
          <table:table-cell table:style-name="ce2" office:value-type="float" office:value="0.340102" calcext:value-type="float">
            <text:p>3.40E-01</text:p>
          </table:table-cell>
          <table:table-cell table:style-name="ce2" office:value-type="float" office:value="0.0494295" calcext:value-type="float">
            <text:p>4.94E-02</text:p>
          </table:table-cell>
          <table:table-cell table:style-name="ce2" office:value-type="float" office:value="0.0461642" calcext:value-type="float">
            <text:p>4.62E-0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24161" calcext:value-type="float">
            <text:p>3.24E-01</text:p>
          </table:table-cell>
          <table:table-cell table:style-name="ce2" office:value-type="float" office:value="0.731332" calcext:value-type="float">
            <text:p>7.31E-01</text:p>
          </table:table-cell>
          <table:table-cell table:style-name="ce2" office:value-type="float" office:value="0.116878" calcext:value-type="float">
            <text:p>1.17E-01</text:p>
          </table:table-cell>
          <table:table-cell table:style-name="ce2" office:value-type="float" office:value="0.0995819" calcext:value-type="float">
            <text:p>9.96E-02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30994" calcext:value-type="float">
            <text:p>0.030994</text:p>
          </table:table-cell>
          <table:table-cell table:style-name="ce15" office:value-type="float" office:value="0.594473" calcext:value-type="float">
            <text:p>0.594473</text:p>
          </table:table-cell>
          <table:table-cell table:style-name="ce15" office:value-type="float" office:value="0.0371027" calcext:value-type="float">
            <text:p>0.0371027</text:p>
          </table:table-cell>
          <table:table-cell table:style-name="ce15" office:value-type="float" office:value="0.030934" calcext:value-type="float">
            <text:p>0.030934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ats3</text:p>
          </table:table-cell>
          <table:table-cell office:value-type="string" calcext:value-type="string">
            <text:p>Telescope #</text:p>
          </table:table-cell>
          <table:table-cell office:value-type="string" calcext:value-type="string">
            <text:p>g.s</text:p>
          </table:table-cell>
          <table:table-cell office:value-type="string" calcext:value-type="string">
            <text:p>sigma </text:p>
          </table:table-cell>
          <table:table-cell office:value-type="string" calcext:value-type="string">
            <text:p>err s</text:p>
          </table:table-cell>
          <table:table-cell office:value-type="string" calcext:value-type="string">
            <text:p>err peak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 s </text:p>
          </table:table-cell>
          <table:table-cell office:value-type="string" calcext:value-type="string">
            <text:p>err gs</text:p>
          </table:table-cell>
          <table:table-cell office:value-type="string" calcext:value-type="string">
            <text:p>cats regio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 sig</text:p>
          </table:table-cell>
          <table:table-cell office:value-type="string" calcext:value-type="string">
            <text:p>err g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54759" calcext:value-type="float">
            <text:p>5.48E-01</text:p>
          </table:table-cell>
          <table:table-cell table:style-name="ce17" office:value-type="float" office:value="0.448965" calcext:value-type="float">
            <text:p>0.449</text:p>
          </table:table-cell>
          <table:table-cell table:style-name="ce17" office:value-type="float" office:value="0.0552726" calcext:value-type="float">
            <text:p>0.055</text:p>
          </table:table-cell>
          <table:table-cell table:style-name="ce2" office:value-type="float" office:value="0.0418334" calcext:value-type="float">
            <text:p>4.18E-02</text:p>
          </table:table-cell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0.279603" calcext:value-type="float">
            <text:p>2.80E-01</text:p>
          </table:table-cell>
          <table:table-cell table:style-name="ce2" office:value-type="float" office:value="0.243391" calcext:value-type="float">
            <text:p>2.43E-01</text:p>
          </table:table-cell>
          <table:table-cell table:style-name="ce2" office:value-type="float" office:value="0.027216" calcext:value-type="float">
            <text:p>2.72E-02</text:p>
          </table:table-cell>
          <table:table-cell table:style-name="ce2" office:value-type="float" office:value="0.0269655" calcext:value-type="float">
            <text:p>2.70E-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172967" calcext:value-type="float">
            <text:p>-1.73E-01</text:p>
          </table:table-cell>
          <table:table-cell table:style-name="ce2" office:value-type="float" office:value="0.609544" calcext:value-type="float">
            <text:p>6.10E-01</text:p>
          </table:table-cell>
          <table:table-cell table:style-name="ce2" office:value-type="float" office:value="0.0703474" calcext:value-type="float">
            <text:p>7.03E-02</text:p>
          </table:table-cell>
          <table:table-cell table:style-name="ce2" office:value-type="float" office:value="0.0697346" calcext:value-type="float">
            <text:p>6.97E-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515724" calcext:value-type="float">
            <text:p>5.16E-01</text:p>
          </table:table-cell>
          <table:table-cell table:style-name="ce17" office:value-type="float" office:value="0.403195" calcext:value-type="float">
            <text:p>0.403</text:p>
          </table:table-cell>
          <table:table-cell table:style-name="ce17" office:value-type="float" office:value="0.0313655" calcext:value-type="float">
            <text:p>0.031</text:p>
          </table:table-cell>
          <table:table-cell table:style-name="ce2" office:value-type="float" office:value="0.0371589" calcext:value-type="float">
            <text:p>3.72E-02</text:p>
          </table:table-cell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0.281444" calcext:value-type="float">
            <text:p>2.81E-01</text:p>
          </table:table-cell>
          <table:table-cell table:style-name="ce2" office:value-type="float" office:value="0.389803" calcext:value-type="float">
            <text:p>3.90E-01</text:p>
          </table:table-cell>
          <table:table-cell table:style-name="ce2" office:value-type="float" office:value="0.0233194" calcext:value-type="float">
            <text:p>2.33E-02</text:p>
          </table:table-cell>
          <table:table-cell table:style-name="ce2" office:value-type="float" office:value="0.0234401" calcext:value-type="float">
            <text:p>2.34E-0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-0.0489844" calcext:value-type="float">
            <text:p>-4.90E-02</text:p>
          </table:table-cell>
          <table:table-cell table:style-name="ce2" office:value-type="float" office:value="0.415943" calcext:value-type="float">
            <text:p>4.16E-01</text:p>
          </table:table-cell>
          <table:table-cell table:style-name="ce2" office:value-type="float" office:value="0.0276475" calcext:value-type="float">
            <text:p>2.76E-02</text:p>
          </table:table-cell>
          <table:table-cell table:style-name="ce2" office:value-type="float" office:value="0.0341278" calcext:value-type="float">
            <text:p>3.41E-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354271" calcext:value-type="float">
            <text:p>3.54E-01</text:p>
          </table:table-cell>
          <table:table-cell table:style-name="ce17" office:value-type="float" office:value="0.467549" calcext:value-type="float">
            <text:p>0.468</text:p>
          </table:table-cell>
          <table:table-cell table:style-name="ce17" office:value-type="float" office:value="0.0351806" calcext:value-type="float">
            <text:p>0.035</text:p>
          </table:table-cell>
          <table:table-cell table:style-name="ce2" office:value-type="float" office:value="0.0401292" calcext:value-type="float">
            <text:p>4.01E-02</text:p>
          </table:table-cell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0.572984" calcext:value-type="float">
            <text:p>5.73E-01</text:p>
          </table:table-cell>
          <table:table-cell table:style-name="ce2" office:value-type="float" office:value="0.379387" calcext:value-type="float">
            <text:p>3.79E-01</text:p>
          </table:table-cell>
          <table:table-cell table:style-name="ce2" office:value-type="float" office:value="0.0260588" calcext:value-type="float">
            <text:p>2.61E-02</text:p>
          </table:table-cell>
          <table:table-cell table:style-name="ce2" office:value-type="float" office:value="0.0256906" calcext:value-type="float">
            <text:p>2.57E-0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0.179396" calcext:value-type="float">
            <text:p>-1.79E-01</text:p>
          </table:table-cell>
          <table:table-cell table:style-name="ce2" office:value-type="float" office:value="0.414777" calcext:value-type="float">
            <text:p>4.15E-01</text:p>
          </table:table-cell>
          <table:table-cell table:style-name="ce2" office:value-type="float" office:value="0.0444388" calcext:value-type="float">
            <text:p>4.44E-02</text:p>
          </table:table-cell>
          <table:table-cell table:style-name="ce2" office:value-type="float" office:value="0.0486093" calcext:value-type="float">
            <text:p>4.86E-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600806" calcext:value-type="float">
            <text:p>6.01E-01</text:p>
          </table:table-cell>
          <table:table-cell table:style-name="ce17" office:value-type="float" office:value="0.391611" calcext:value-type="float">
            <text:p>0.392</text:p>
          </table:table-cell>
          <table:table-cell table:style-name="ce17" office:value-type="float" office:value="0.021645" calcext:value-type="float">
            <text:p>0.022</text:p>
          </table:table-cell>
          <table:table-cell table:style-name="ce2" office:value-type="float" office:value="0.0277598" calcext:value-type="float">
            <text:p>2.78E-02</text:p>
          </table:table-cell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0.755295" calcext:value-type="float">
            <text:p>7.55E-01</text:p>
          </table:table-cell>
          <table:table-cell table:style-name="ce2" office:value-type="float" office:value="0.370723" calcext:value-type="float">
            <text:p>3.71E-01</text:p>
          </table:table-cell>
          <table:table-cell table:style-name="ce2" office:value-type="float" office:value="0.0312485" calcext:value-type="float">
            <text:p>3.12E-02</text:p>
          </table:table-cell>
          <table:table-cell table:style-name="ce2" office:value-type="float" office:value="0.0314559" calcext:value-type="float">
            <text:p>3.15E-0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-0.277734" calcext:value-type="float">
            <text:p>-2.78E-01</text:p>
          </table:table-cell>
          <table:table-cell table:style-name="ce2" office:value-type="float" office:value="0.641817" calcext:value-type="float">
            <text:p>6.42E-01</text:p>
          </table:table-cell>
          <table:table-cell table:style-name="ce2" office:value-type="float" office:value="0.103301" calcext:value-type="float">
            <text:p>1.03E-01</text:p>
          </table:table-cell>
          <table:table-cell table:style-name="ce2" office:value-type="float" office:value="0.0973104" calcext:value-type="float">
            <text:p>9.73E-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470532" calcext:value-type="float">
            <text:p>4.71E-01</text:p>
          </table:table-cell>
          <table:table-cell table:style-name="ce17" office:value-type="float" office:value="0.520889" calcext:value-type="float">
            <text:p>0.521</text:p>
          </table:table-cell>
          <table:table-cell table:style-name="ce17" office:value-type="float" office:value="0.0566642" calcext:value-type="float">
            <text:p>0.057</text:p>
          </table:table-cell>
          <table:table-cell table:style-name="ce2" office:value-type="float" office:value="0.0515617" calcext:value-type="float">
            <text:p>5.16E-02</text:p>
          </table:table-cell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0.894904" calcext:value-type="float">
            <text:p>8.95E-01</text:p>
          </table:table-cell>
          <table:table-cell table:style-name="ce2" office:value-type="float" office:value="0.211606" calcext:value-type="float">
            <text:p>2.12E-01</text:p>
          </table:table-cell>
          <table:table-cell table:style-name="ce2" office:value-type="float" office:value="0.0212715" calcext:value-type="float">
            <text:p>2.13E-02</text:p>
          </table:table-cell>
          <table:table-cell table:style-name="ce2" office:value-type="float" office:value="0.0240807" calcext:value-type="float">
            <text:p>2.41E-0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-0.137929" calcext:value-type="float">
            <text:p>-1.38E-01</text:p>
          </table:table-cell>
          <table:table-cell table:style-name="ce2" office:value-type="float" office:value="0.41866" calcext:value-type="float">
            <text:p>4.19E-01</text:p>
          </table:table-cell>
          <table:table-cell table:style-name="ce2" office:value-type="float" office:value="0.0418498" calcext:value-type="float">
            <text:p>4.18E-02</text:p>
          </table:table-cell>
          <table:table-cell table:style-name="ce2" office:value-type="float" office:value="0.0437233" calcext:value-type="float">
            <text:p>4.37E-02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31725" calcext:value-type="float">
            <text:p>5.32E-01</text:p>
          </table:table-cell>
          <table:table-cell table:style-name="ce17" office:value-type="float" office:value="0.474763" calcext:value-type="float">
            <text:p>0.475</text:p>
          </table:table-cell>
          <table:table-cell table:style-name="ce17" office:value-type="float" office:value="0.0151379" calcext:value-type="float">
            <text:p>0.015</text:p>
          </table:table-cell>
          <table:table-cell table:style-name="ce2" office:value-type="float" office:value="0.0162328" calcext:value-type="float">
            <text:p>1.62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s3 no tof</text:p>
          </table:table-cell>
          <table:table-cell office:value-type="string" calcext:value-type="string">
            <text:p>Telescope #</text:p>
          </table:table-cell>
          <table:table-cell/>
          <table:table-cell table:style-name="ce17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144965" calcext:value-type="float">
            <text:p>1.45E-01</text:p>
          </table:table-cell>
          <table:table-cell table:style-name="ce17" office:value-type="float" office:value="0.490895" calcext:value-type="float">
            <text:p>0.491</text:p>
          </table:table-cell>
          <table:table-cell table:style-name="ce17" office:value-type="float" office:value="0.0693182" calcext:value-type="float">
            <text:p>0.069</text:p>
          </table:table-cell>
          <table:table-cell table:style-name="ce2" office:value-type="float" office:value="0.0614621" calcext:value-type="float">
            <text:p>6.15E-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902446" calcext:value-type="float">
            <text:p>9.02E-02</text:p>
          </table:table-cell>
          <table:table-cell table:style-name="ce17" office:value-type="float" office:value="0.524925" calcext:value-type="float">
            <text:p>0.525</text:p>
          </table:table-cell>
          <table:table-cell table:style-name="ce17" office:value-type="float" office:value="0.0933669" calcext:value-type="float">
            <text:p>0.093</text:p>
          </table:table-cell>
          <table:table-cell table:style-name="ce2" office:value-type="float" office:value="0.0790963" calcext:value-type="float">
            <text:p>7.91E-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00509512" calcext:value-type="float">
            <text:p>5.10E-03</text:p>
          </table:table-cell>
          <table:table-cell table:style-name="ce17" office:value-type="float" office:value="0.439193" calcext:value-type="float">
            <text:p>0.439</text:p>
          </table:table-cell>
          <table:table-cell table:style-name="ce17" office:value-type="float" office:value="0.0609394" calcext:value-type="float">
            <text:p>0.061</text:p>
          </table:table-cell>
          <table:table-cell table:style-name="ce2" office:value-type="float" office:value="0.0551559" calcext:value-type="float">
            <text:p>5.52E-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142406" calcext:value-type="float">
            <text:p>1.42E-01</text:p>
          </table:table-cell>
          <table:table-cell table:style-name="ce17" office:value-type="float" office:value="0.369443" calcext:value-type="float">
            <text:p>0.369</text:p>
          </table:table-cell>
          <table:table-cell table:style-name="ce17" office:value-type="float" office:value="0.044189" calcext:value-type="float">
            <text:p>0.044</text:p>
          </table:table-cell>
          <table:table-cell table:style-name="ce2" office:value-type="float" office:value="0.0411017" calcext:value-type="float">
            <text:p>4.11E-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0365005" calcext:value-type="float">
            <text:p>3.65E-02</text:p>
          </table:table-cell>
          <table:table-cell table:style-name="ce17" office:value-type="float" office:value="0.47238" calcext:value-type="float">
            <text:p>0.472</text:p>
          </table:table-cell>
          <table:table-cell table:style-name="ce17" office:value-type="float" office:value="0.0988592" calcext:value-type="float">
            <text:p>0.099</text:p>
          </table:table-cell>
          <table:table-cell table:style-name="ce2" office:value-type="float" office:value="0.078115" calcext:value-type="float">
            <text:p>7.81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930944" calcext:value-type="float">
            <text:p>9.31E-02</text:p>
          </table:table-cell>
          <table:table-cell table:style-name="ce17" office:value-type="float" office:value="0.459522" calcext:value-type="float">
            <text:p>0.460</text:p>
          </table:table-cell>
          <table:table-cell table:style-name="ce17" office:value-type="float" office:value="0.0313267" calcext:value-type="float">
            <text:p>0.031</text:p>
          </table:table-cell>
          <table:table-cell table:style-name="ce2" office:value-type="float" office:value="0.0263861" calcext:value-type="float">
            <text:p>2.64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s3 center tof</text:p>
          </table:table-cell>
          <table:table-cell office:value-type="string" calcext:value-type="string">
            <text:p>Telescope #</text:p>
          </table:table-cell>
          <table:table-cell/>
          <table:table-cell table:style-name="ce17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781109" calcext:value-type="float">
            <text:p>7.81E-02</text:p>
          </table:table-cell>
          <table:table-cell table:style-name="ce17" office:value-type="float" office:value="0.346842" calcext:value-type="float">
            <text:p>0.347</text:p>
          </table:table-cell>
          <table:table-cell table:style-name="ce17" office:value-type="float" office:value="0.0938322" calcext:value-type="float">
            <text:p>0.094</text:p>
          </table:table-cell>
          <table:table-cell table:style-name="ce2" office:value-type="float" office:value="0.10791" calcext:value-type="float">
            <text:p>1.08E-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-0.0382784" calcext:value-type="float">
            <text:p>-3.83E-02</text:p>
          </table:table-cell>
          <table:table-cell table:style-name="ce17" office:value-type="float" office:value="0.345878" calcext:value-type="float">
            <text:p>0.346</text:p>
          </table:table-cell>
          <table:table-cell table:style-name="ce17" office:value-type="float" office:value="0.0815622" calcext:value-type="float">
            <text:p>0.082</text:p>
          </table:table-cell>
          <table:table-cell table:style-name="ce2" office:value-type="float" office:value="0.0934498" calcext:value-type="float">
            <text:p>9.34E-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-0.085593" calcext:value-type="float">
            <text:p>-8.56E-02</text:p>
          </table:table-cell>
          <table:table-cell table:style-name="ce17" office:value-type="float" office:value="0.421777" calcext:value-type="float">
            <text:p>0.422</text:p>
          </table:table-cell>
          <table:table-cell table:style-name="ce17" office:value-type="float" office:value="0.0800988" calcext:value-type="float">
            <text:p>0.080</text:p>
          </table:table-cell>
          <table:table-cell table:style-name="ce2" office:value-type="float" office:value="0.104381" calcext:value-type="float">
            <text:p>1.04E-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0554582" calcext:value-type="float">
            <text:p>5.55E-02</text:p>
          </table:table-cell>
          <table:table-cell table:style-name="ce17" office:value-type="float" office:value="0.347209" calcext:value-type="float">
            <text:p>0.347</text:p>
          </table:table-cell>
          <table:table-cell table:style-name="ce17" office:value-type="float" office:value="0.0564216" calcext:value-type="float">
            <text:p>0.056</text:p>
          </table:table-cell>
          <table:table-cell table:style-name="ce2" office:value-type="float" office:value="0.0663317" calcext:value-type="float">
            <text:p>6.63E-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-0.146082" calcext:value-type="float">
            <text:p>-1.46E-01</text:p>
          </table:table-cell>
          <table:table-cell table:style-name="ce17" office:value-type="float" office:value="0.362526" calcext:value-type="float">
            <text:p>0.363</text:p>
          </table:table-cell>
          <table:table-cell table:style-name="ce17" office:value-type="float" office:value="0.0983527" calcext:value-type="float">
            <text:p>0.098</text:p>
          </table:table-cell>
          <table:table-cell table:style-name="ce2" office:value-type="float" office:value="0.096585" calcext:value-type="float">
            <text:p>9.66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134001" calcext:value-type="float">
            <text:p>-1.34E-02</text:p>
          </table:table-cell>
          <table:table-cell table:style-name="ce17" office:value-type="float" office:value="0.384327" calcext:value-type="float">
            <text:p>0.384</text:p>
          </table:table-cell>
          <table:table-cell table:style-name="ce17" office:value-type="float" office:value="0.0309172" calcext:value-type="float">
            <text:p>0.031</text:p>
          </table:table-cell>
          <table:table-cell table:style-name="ce2" office:value-type="float" office:value="0.0374019" calcext:value-type="float">
            <text:p>3.74E-0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glefixed</text:p>
          </table:table-cell>
          <table:table-cell/>
          <table:table-cell office:value-type="string" calcext:value-type="string">
            <text:p>gs</text:p>
          </table:table-cell>
          <table:table-cell office:value-type="string" calcext:value-type="string">
            <text:p>sigma </text:p>
          </table:table-cell>
          <table:table-cell office:value-type="string" calcext:value-type="string">
            <text:p>err s</text:p>
          </table:table-cell>
          <table:table-cell office:value-type="string" calcext:value-type="string">
            <text:p>err peak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gma2p5</text:p>
          </table:table-cell>
          <table:table-cell office:value-type="string" calcext:value-type="string">
            <text:p>err s</text:p>
          </table:table-cell>
          <table:table-cell office:value-type="string" calcext:value-type="string">
            <text:p>err pe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0469112" calcext:value-type="float">
            <text:p>-0.04691</text:p>
          </table:table-cell>
          <table:table-cell table:style-name="ce11" office:value-type="float" office:value="0.283304" calcext:value-type="float">
            <text:p>0.28330</text:p>
          </table:table-cell>
          <table:table-cell table:style-name="ce11" office:value-type="float" office:value="0.0139717" calcext:value-type="float">
            <text:p>0.01397</text:p>
          </table:table-cell>
          <table:table-cell table:style-name="ce11" office:value-type="float" office:value="0.013478" calcext:value-type="float">
            <text:p>0.01348</text:p>
          </table:table-cell>
          <table:table-cell table:style-name="ce2" office:value-type="float" office:value="2.5882" calcext:value-type="float">
            <text:p>2.59E+00</text:p>
          </table:table-cell>
          <table:table-cell table:style-name="ce2" office:value-type="float" office:value="0.279637" calcext:value-type="float">
            <text:p>2.80E-01</text:p>
          </table:table-cell>
          <table:table-cell table:style-name="ce2" office:value-type="float" office:value="0.0191293" calcext:value-type="float">
            <text:p>1.91E-02</text:p>
          </table:table-cell>
          <table:table-cell table:style-name="ce2" office:value-type="float" office:value="0.0164926" calcext:value-type="float">
            <text:p>1.65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0.0255541" calcext:value-type="float">
            <text:p>0.02555</text:p>
          </table:table-cell>
          <table:table-cell table:style-name="ce11" office:value-type="float" office:value="0.291458" calcext:value-type="float">
            <text:p>0.29146</text:p>
          </table:table-cell>
          <table:table-cell table:style-name="ce11" office:value-type="float" office:value="0.0240472" calcext:value-type="float">
            <text:p>0.02405</text:p>
          </table:table-cell>
          <table:table-cell table:style-name="ce11" office:value-type="float" office:value="0.0307957" calcext:value-type="float">
            <text:p>0.03080</text:p>
          </table:table-cell>
          <table:table-cell table:style-name="ce2" office:value-type="float" office:value="2.57707" calcext:value-type="float">
            <text:p>2.58E+00</text:p>
          </table:table-cell>
          <table:table-cell office:value-type="float" office:value="0.329555" calcext:value-type="float">
            <text:p>0.329555</text:p>
          </table:table-cell>
          <table:table-cell table:style-name="ce2" office:value-type="float" office:value="0.0626282" calcext:value-type="float">
            <text:p>6.26E-02</text:p>
          </table:table-cell>
          <table:table-cell table:style-name="ce2" office:value-type="float" office:value="0.0383297" calcext:value-type="float">
            <text:p>3.83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-0.0488088" calcext:value-type="float">
            <text:p>-0.04881</text:p>
          </table:table-cell>
          <table:table-cell table:style-name="ce11" office:value-type="float" office:value="0.280272" calcext:value-type="float">
            <text:p>0.28027</text:p>
          </table:table-cell>
          <table:table-cell table:style-name="ce11" office:value-type="float" office:value="0.0309283" calcext:value-type="float">
            <text:p>0.03093</text:p>
          </table:table-cell>
          <table:table-cell table:style-name="ce11" office:value-type="float" office:value="0.0296523" calcext:value-type="float">
            <text:p>0.02965</text:p>
          </table:table-cell>
          <table:table-cell table:style-name="ce2" office:value-type="float" office:value="2.54743" calcext:value-type="float">
            <text:p>2.55E+00</text:p>
          </table:table-cell>
          <table:table-cell office:value-type="float" office:value="0.269209" calcext:value-type="float">
            <text:p>0.269209</text:p>
          </table:table-cell>
          <table:table-cell table:style-name="ce2" office:value-type="float" office:value="0.0317768" calcext:value-type="float">
            <text:p>3.18E-02</text:p>
          </table:table-cell>
          <table:table-cell table:style-name="ce2" office:value-type="float" office:value="0.0294387" calcext:value-type="float">
            <text:p>2.94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-0.192313" calcext:value-type="float">
            <text:p>-0.19231</text:p>
          </table:table-cell>
          <table:table-cell table:style-name="ce11" office:value-type="float" office:value="0.299105" calcext:value-type="float">
            <text:p>0.29911</text:p>
          </table:table-cell>
          <table:table-cell table:style-name="ce11" office:value-type="float" office:value="0.036446" calcext:value-type="float">
            <text:p>0.03645</text:p>
          </table:table-cell>
          <table:table-cell table:style-name="ce11" office:value-type="float" office:value="0.0382102" calcext:value-type="float">
            <text:p>0.03821</text:p>
          </table:table-cell>
          <table:table-cell table:style-name="ce2" office:value-type="float" office:value="2.50934" calcext:value-type="float">
            <text:p>2.51E+00</text:p>
          </table:table-cell>
          <table:table-cell office:value-type="float" office:value="0.258441" calcext:value-type="float">
            <text:p>0.258441</text:p>
          </table:table-cell>
          <table:table-cell table:style-name="ce2" office:value-type="float" office:value="0.0362273" calcext:value-type="float">
            <text:p>3.62E-02</text:p>
          </table:table-cell>
          <table:table-cell table:style-name="ce2" office:value-type="float" office:value="0.0344083" calcext:value-type="float">
            <text:p>3.44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-0.000280973" calcext:value-type="float">
            <text:p>-0.00028</text:p>
          </table:table-cell>
          <table:table-cell table:style-name="ce11" office:value-type="float" office:value="0.242123" calcext:value-type="float">
            <text:p>0.24212</text:p>
          </table:table-cell>
          <table:table-cell table:style-name="ce11" office:value-type="float" office:value="0.0195568" calcext:value-type="float">
            <text:p>0.01956</text:p>
          </table:table-cell>
          <table:table-cell table:style-name="ce11" office:value-type="float" office:value="0.0217108" calcext:value-type="float">
            <text:p>0.02171</text:p>
          </table:table-cell>
          <table:table-cell table:style-name="ce2" office:value-type="float" office:value="2.64123" calcext:value-type="float">
            <text:p>2.64E+00</text:p>
          </table:table-cell>
          <table:table-cell office:value-type="float" office:value="0.222428" calcext:value-type="float">
            <text:p>0.222428</text:p>
          </table:table-cell>
          <table:table-cell table:style-name="ce2" office:value-type="float" office:value="0.0308308" calcext:value-type="float">
            <text:p>3.08E-02</text:p>
          </table:table-cell>
          <table:table-cell table:style-name="ce2" office:value-type="float" office:value="0.0265171" calcext:value-type="float">
            <text:p>2.65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-0.0777146" calcext:value-type="float">
            <text:p>-0.07771</text:p>
          </table:table-cell>
          <table:table-cell table:style-name="ce11" office:value-type="float" office:value="0.248482" calcext:value-type="float">
            <text:p>0.24848</text:p>
          </table:table-cell>
          <table:table-cell table:style-name="ce11" office:value-type="float" office:value="0.0301808" calcext:value-type="float">
            <text:p>0.03018</text:p>
          </table:table-cell>
          <table:table-cell table:style-name="ce11" office:value-type="float" office:value="0.0322554" calcext:value-type="float">
            <text:p>0.03226</text:p>
          </table:table-cell>
          <table:table-cell table:style-name="ce2" office:value-type="float" office:value="2.52083" calcext:value-type="float">
            <text:p>2.52E+00</text:p>
          </table:table-cell>
          <table:table-cell table:style-name="ce2" office:value-type="float" office:value="0.416442" calcext:value-type="float">
            <text:p>4.16E-01</text:p>
          </table:table-cell>
          <table:table-cell table:style-name="ce2" office:value-type="float" office:value="0.0660103" calcext:value-type="float">
            <text:p>6.60E-02</text:p>
          </table:table-cell>
          <table:table-cell table:style-name="ce2" office:value-type="float" office:value="0.0466648" calcext:value-type="float">
            <text:p>4.67E-02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 s </text:p>
          </table:table-cell>
          <table:table-cell office:value-type="string" calcext:value-type="string">
            <text:p>err 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style-name="ce2" table:number-columns-repeated="4"/>
          <table:table-cell table:number-columns-repeated="9"/>
        </table:table-row>
      </table:table>
      <table:table table:name="Sheet3_peak" table:style-name="ta1">
        <table:shapes>
          <draw:frame draw:z-index="0" draw:style-name="gr1" draw:text-style-name="P1" svg:width="8.3142in" svg:height="3.5453in" svg:x="2.1035in" svg:y="7.6965in">
            <draw:object draw:notify-on-update-of-ranges="Sheet3_peak.B24:Sheet3_peak.B29 Sheet3_peak.A23:Sheet3_peak.A23 Sheet3_peak.C24:Sheet3_peak.C29 Sheet3_peak.F24:Sheet3_peak.F29 Sheet3_peak.F24:Sheet3_peak.F29 Sheet3_peak.B33:Sheet3_peak.B38 Sheet3_peak.A32:Sheet3_peak.A32 Sheet3_peak.C33:Sheet3_peak.C38 Sheet3_peak.F33:Sheet3_peak.F38 Sheet3_peak.F33:Sheet3_peak.F3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7.0866in" svg:y="10.1831in">
            <draw:object draw:notify-on-update-of-ranges="Sheet3_peak.H24:Sheet3_peak.H28 Sheet3_peak.A23:Sheet3_peak.A23 Sheet3_peak.J24:Sheet3_peak.J28 Sheet3_peak.H33:Sheet3_peak.H37 Sheet3_peak.A32:Sheet3_peak.A32 Sheet3_peak.J33:Sheet3_peak.J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2988in" svg:height="3.5429in" svg:x="11.6563in" svg:y="6.8571in">
            <draw:object draw:notify-on-update-of-ranges="Sheet3_peak.M24:Sheet3_peak.M28 Sheet3_peak.A23:Sheet3_peak.A23 Sheet3_peak.O24:Sheet3_peak.O28 Sheet3_peak.M33:Sheet3_peak.M37 Sheet3_peak.A32:Sheet3_peak.A32 Sheet3_peak.O33:Sheet3_peak.O3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ats6</text:p>
          </table:table-cell>
          <table:table-cell office:value-type="string" calcext:value-type="string">
            <text:p>Telescope #</text:p>
          </table:table-cell>
          <table:table-cell office:value-type="string" calcext:value-type="string">
            <text:p>g.s</text:p>
          </table:table-cell>
          <table:table-cell office:value-type="string" calcext:value-type="string">
            <text:p>sigma 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ats regio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2-4-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ats7</text:p>
          </table:table-cell>
          <table:table-cell office:value-type="string" calcext:value-type="string">
            <text:p>Telescope #</text:p>
          </table:table-cell>
          <table:table-cell office:value-type="string" calcext:value-type="string">
            <text:p>g.s</text:p>
          </table:table-cell>
          <table:table-cell office:value-type="string" calcext:value-type="string">
            <text:p>sigma 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ats regio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ats8</text:p>
          </table:table-cell>
          <table:table-cell office:value-type="string" calcext:value-type="string">
            <text:p>Telescope #</text:p>
          </table:table-cell>
          <table:table-cell office:value-type="string" calcext:value-type="string">
            <text:p>g.s</text:p>
          </table:table-cell>
          <table:table-cell office:value-type="string" calcext:value-type="string">
            <text:p>sigma </text:p>
          </table:table-cell>
          <table:table-cell office:value-type="string" calcext:value-type="string">
            <text:p>err s</text:p>
          </table:table-cell>
          <table:table-cell office:value-type="string" calcext:value-type="string">
            <text:p>err peak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 s </text:p>
          </table:table-cell>
          <table:table-cell office:value-type="string" calcext:value-type="string">
            <text:p>err gs</text:p>
          </table:table-cell>
          <table:table-cell office:value-type="string" calcext:value-type="string">
            <text:p>cats regio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 sig</text:p>
          </table:table-cell>
          <table:table-cell office:value-type="string" calcext:value-type="string">
            <text:p>err g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0.0605665" calcext:value-type="float">
            <text:p>0.0605665</text:p>
          </table:table-cell>
          <table:table-cell table:style-name="ce15" office:value-type="float" office:value="0.908727" calcext:value-type="float">
            <text:p>0.908727</text:p>
          </table:table-cell>
          <table:table-cell table:style-name="ce15" office:value-type="float" office:value="0.129067" calcext:value-type="float">
            <text:p>0.129067</text:p>
          </table:table-cell>
          <table:table-cell table:style-name="ce15" office:value-type="float" office:value="0.135063" calcext:value-type="float">
            <text:p>0.135063</text:p>
          </table:table-cell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-0.178154" calcext:value-type="float">
            <text:p>-1.78E-01</text:p>
          </table:table-cell>
          <table:table-cell table:style-name="ce2" office:value-type="float" office:value="0.431251" calcext:value-type="float">
            <text:p>4.31E-01</text:p>
          </table:table-cell>
          <table:table-cell table:style-name="ce2" office:value-type="float" office:value="0.0479494" calcext:value-type="float">
            <text:p>4.79E-02</text:p>
          </table:table-cell>
          <table:table-cell table:style-name="ce2" office:value-type="float" office:value="0.0539865" calcext:value-type="float">
            <text:p>5.40E-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613029" calcext:value-type="float">
            <text:p>6.13E-03</text:p>
          </table:table-cell>
          <table:table-cell table:style-name="ce2" office:value-type="float" office:value="0.491992" calcext:value-type="float">
            <text:p>4.92E-01</text:p>
          </table:table-cell>
          <table:table-cell table:style-name="ce2" office:value-type="float" office:value="0.0758577" calcext:value-type="float">
            <text:p>7.59E-02</text:p>
          </table:table-cell>
          <table:table-cell table:style-name="ce2" office:value-type="float" office:value="0.0585638" calcext:value-type="float">
            <text:p>5.86E-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0.0333754" calcext:value-type="float">
            <text:p>0.0333754</text:p>
          </table:table-cell>
          <table:table-cell table:style-name="ce15" office:value-type="float" office:value="0.489833" calcext:value-type="float">
            <text:p>0.489833</text:p>
          </table:table-cell>
          <table:table-cell table:style-name="ce15" office:value-type="float" office:value="0.0666987" calcext:value-type="float">
            <text:p>0.0666987</text:p>
          </table:table-cell>
          <table:table-cell table:style-name="ce15" office:value-type="float" office:value="0.0506777" calcext:value-type="float">
            <text:p>0.0506777</text:p>
          </table:table-cell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-0.300436" calcext:value-type="float">
            <text:p>-3.00E-01</text:p>
          </table:table-cell>
          <table:table-cell table:style-name="ce2" office:value-type="float" office:value="0.460156" calcext:value-type="float">
            <text:p>4.60E-01</text:p>
          </table:table-cell>
          <table:table-cell table:style-name="ce2" office:value-type="float" office:value="0.0507411" calcext:value-type="float">
            <text:p>5.07E-02</text:p>
          </table:table-cell>
          <table:table-cell table:style-name="ce2" office:value-type="float" office:value="0.0434759" calcext:value-type="float">
            <text:p>4.35E-0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-0.0308864" calcext:value-type="float">
            <text:p>-3.09E-02</text:p>
          </table:table-cell>
          <table:table-cell table:style-name="ce2" office:value-type="float" office:value="0.454993" calcext:value-type="float">
            <text:p>4.55E-01</text:p>
          </table:table-cell>
          <table:table-cell table:style-name="ce2" office:value-type="float" office:value="0.0249507" calcext:value-type="float">
            <text:p>2.50E-02</text:p>
          </table:table-cell>
          <table:table-cell table:style-name="ce2" office:value-type="float" office:value="0.0314338" calcext:value-type="float">
            <text:p>3.14E-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0.232107" calcext:value-type="float">
            <text:p>0.232107</text:p>
          </table:table-cell>
          <table:table-cell table:style-name="ce15" office:value-type="float" office:value="0.646351" calcext:value-type="float">
            <text:p>0.646351</text:p>
          </table:table-cell>
          <table:table-cell table:style-name="ce15" office:value-type="float" office:value="0.114906" calcext:value-type="float">
            <text:p>0.114906</text:p>
          </table:table-cell>
          <table:table-cell table:style-name="ce15" office:value-type="float" office:value="0.112672" calcext:value-type="float">
            <text:p>0.112672</text:p>
          </table:table-cell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0.102142" calcext:value-type="float">
            <text:p>1.02E-01</text:p>
          </table:table-cell>
          <table:table-cell table:style-name="ce2" office:value-type="float" office:value="0.522281" calcext:value-type="float">
            <text:p>5.22E-01</text:p>
          </table:table-cell>
          <table:table-cell table:style-name="ce2" office:value-type="float" office:value="0.06032" calcext:value-type="float">
            <text:p>6.03E-02</text:p>
          </table:table-cell>
          <table:table-cell table:style-name="ce2" office:value-type="float" office:value="0.0483444" calcext:value-type="float">
            <text:p>4.83E-0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0.103323" calcext:value-type="float">
            <text:p>-1.03E-01</text:p>
          </table:table-cell>
          <table:table-cell table:style-name="ce2" office:value-type="float" office:value="0.464467" calcext:value-type="float">
            <text:p>4.64E-01</text:p>
          </table:table-cell>
          <table:table-cell table:style-name="ce2" office:value-type="float" office:value="0.0727173" calcext:value-type="float">
            <text:p>7.27E-02</text:p>
          </table:table-cell>
          <table:table-cell table:style-name="ce2" office:value-type="float" office:value="0.072117" calcext:value-type="float">
            <text:p>7.21E-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0.0908204" calcext:value-type="float">
            <text:p>0.0908204</text:p>
          </table:table-cell>
          <table:table-cell table:style-name="ce15" office:value-type="float" office:value="0.421359" calcext:value-type="float">
            <text:p>0.421359</text:p>
          </table:table-cell>
          <table:table-cell table:style-name="ce15" office:value-type="float" office:value="0.0324823" calcext:value-type="float">
            <text:p>0.0324823</text:p>
          </table:table-cell>
          <table:table-cell table:style-name="ce15" office:value-type="float" office:value="0.0381261" calcext:value-type="float">
            <text:p>0.0381261</text:p>
          </table:table-cell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0.248579" calcext:value-type="float">
            <text:p>2.49E-01</text:p>
          </table:table-cell>
          <table:table-cell table:style-name="ce2" office:value-type="float" office:value="0.625504" calcext:value-type="float">
            <text:p>6.26E-01</text:p>
          </table:table-cell>
          <table:table-cell table:style-name="ce2" office:value-type="float" office:value="0.0891396" calcext:value-type="float">
            <text:p>8.91E-02</text:p>
          </table:table-cell>
          <table:table-cell table:style-name="ce2" office:value-type="float" office:value="0.0687125" calcext:value-type="float">
            <text:p>6.87E-0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-0.102384" calcext:value-type="float">
            <text:p>-1.02E-01</text:p>
          </table:table-cell>
          <table:table-cell table:style-name="ce2" office:value-type="float" office:value="0.719939" calcext:value-type="float">
            <text:p>7.20E-01</text:p>
          </table:table-cell>
          <table:table-cell table:style-name="ce2" office:value-type="float" office:value="0.184288" calcext:value-type="float">
            <text:p>1.84E-01</text:p>
          </table:table-cell>
          <table:table-cell table:style-name="ce2" office:value-type="float" office:value="0.132542" calcext:value-type="float">
            <text:p>1.33E-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5" office:value-type="float" office:value="0.00746027" calcext:value-type="float">
            <text:p>0.00746027</text:p>
          </table:table-cell>
          <table:table-cell table:style-name="ce15" office:value-type="float" office:value="0.36173" calcext:value-type="float">
            <text:p>0.36173</text:p>
          </table:table-cell>
          <table:table-cell table:style-name="ce15" office:value-type="float" office:value="0.0343605" calcext:value-type="float">
            <text:p>0.0343605</text:p>
          </table:table-cell>
          <table:table-cell table:style-name="ce15" office:value-type="float" office:value="0.0409035" calcext:value-type="float">
            <text:p>0.0409035</text:p>
          </table:table-cell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0.399387" calcext:value-type="float">
            <text:p>3.99E-01</text:p>
          </table:table-cell>
          <table:table-cell table:style-name="ce2" office:value-type="float" office:value="0.340102" calcext:value-type="float">
            <text:p>3.40E-01</text:p>
          </table:table-cell>
          <table:table-cell table:style-name="ce2" office:value-type="float" office:value="0.0494295" calcext:value-type="float">
            <text:p>4.94E-02</text:p>
          </table:table-cell>
          <table:table-cell table:style-name="ce2" office:value-type="float" office:value="0.0461642" calcext:value-type="float">
            <text:p>4.62E-0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24161" calcext:value-type="float">
            <text:p>3.24E-01</text:p>
          </table:table-cell>
          <table:table-cell table:style-name="ce2" office:value-type="float" office:value="0.731332" calcext:value-type="float">
            <text:p>7.31E-01</text:p>
          </table:table-cell>
          <table:table-cell table:style-name="ce2" office:value-type="float" office:value="0.116878" calcext:value-type="float">
            <text:p>1.17E-01</text:p>
          </table:table-cell>
          <table:table-cell table:style-name="ce2" office:value-type="float" office:value="0.0995819" calcext:value-type="float">
            <text:p>9.96E-02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30994" calcext:value-type="float">
            <text:p>0.030994</text:p>
          </table:table-cell>
          <table:table-cell table:style-name="ce15" office:value-type="float" office:value="0.594473" calcext:value-type="float">
            <text:p>0.594473</text:p>
          </table:table-cell>
          <table:table-cell table:style-name="ce15" office:value-type="float" office:value="0.0371027" calcext:value-type="float">
            <text:p>0.0371027</text:p>
          </table:table-cell>
          <table:table-cell table:style-name="ce15" office:value-type="float" office:value="0.030934" calcext:value-type="float">
            <text:p>0.030934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ats3</text:p>
          </table:table-cell>
          <table:table-cell office:value-type="string" calcext:value-type="string">
            <text:p>Telescope #</text:p>
          </table:table-cell>
          <table:table-cell office:value-type="string" calcext:value-type="string">
            <text:p>g.s</text:p>
          </table:table-cell>
          <table:table-cell office:value-type="string" calcext:value-type="string">
            <text:p>sigma </text:p>
          </table:table-cell>
          <table:table-cell office:value-type="string" calcext:value-type="string">
            <text:p>err s</text:p>
          </table:table-cell>
          <table:table-cell office:value-type="string" calcext:value-type="string">
            <text:p>err peak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 s </text:p>
          </table:table-cell>
          <table:table-cell office:value-type="string" calcext:value-type="string">
            <text:p>err gs</text:p>
          </table:table-cell>
          <table:table-cell office:value-type="string" calcext:value-type="string">
            <text:p>cats region</text:p>
          </table:table-cell>
          <table:table-cell office:value-type="string" calcext:value-type="string">
            <text:p><text:s/>g.s 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 sig</text:p>
          </table:table-cell>
          <table:table-cell office:value-type="string" calcext:value-type="string">
            <text:p>err g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54759" calcext:value-type="float">
            <text:p>5.48E-01</text:p>
          </table:table-cell>
          <table:table-cell table:style-name="ce2" office:value-type="float" office:value="0.448965" calcext:value-type="float">
            <text:p>4.49E-01</text:p>
          </table:table-cell>
          <table:table-cell table:style-name="ce2" office:value-type="float" office:value="0.0552726" calcext:value-type="float">
            <text:p>5.53E-02</text:p>
          </table:table-cell>
          <table:table-cell table:style-name="ce2" office:value-type="float" office:value="0.0418334" calcext:value-type="float">
            <text:p>4.18E-02</text:p>
          </table:table-cell>
          <table:table-cell office:value-type="string" calcext:value-type="string">
            <text:p>110-12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0.279603" calcext:value-type="float">
            <text:p>2.80E-01</text:p>
          </table:table-cell>
          <table:table-cell table:style-name="ce2" office:value-type="float" office:value="0.243391" calcext:value-type="float">
            <text:p>2.43E-01</text:p>
          </table:table-cell>
          <table:table-cell table:style-name="ce2" office:value-type="float" office:value="0.027216" calcext:value-type="float">
            <text:p>2.72E-02</text:p>
          </table:table-cell>
          <table:table-cell table:style-name="ce2" office:value-type="float" office:value="0.0269655" calcext:value-type="float">
            <text:p>2.70E-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172967" calcext:value-type="float">
            <text:p>-1.73E-01</text:p>
          </table:table-cell>
          <table:table-cell table:style-name="ce2" office:value-type="float" office:value="0.609544" calcext:value-type="float">
            <text:p>6.10E-01</text:p>
          </table:table-cell>
          <table:table-cell table:style-name="ce2" office:value-type="float" office:value="0.0703474" calcext:value-type="float">
            <text:p>7.03E-02</text:p>
          </table:table-cell>
          <table:table-cell table:style-name="ce2" office:value-type="float" office:value="0.0697346" calcext:value-type="float">
            <text:p>6.97E-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515724" calcext:value-type="float">
            <text:p>5.16E-01</text:p>
          </table:table-cell>
          <table:table-cell table:style-name="ce2" office:value-type="float" office:value="0.403195" calcext:value-type="float">
            <text:p>4.03E-01</text:p>
          </table:table-cell>
          <table:table-cell table:style-name="ce2" office:value-type="float" office:value="0.0313655" calcext:value-type="float">
            <text:p>3.14E-02</text:p>
          </table:table-cell>
          <table:table-cell table:style-name="ce2" office:value-type="float" office:value="0.0371589" calcext:value-type="float">
            <text:p>3.72E-02</text:p>
          </table:table-cell>
          <table:table-cell office:value-type="string" calcext:value-type="string">
            <text:p>120-13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0.281444" calcext:value-type="float">
            <text:p>2.81E-01</text:p>
          </table:table-cell>
          <table:table-cell table:style-name="ce2" office:value-type="float" office:value="0.389803" calcext:value-type="float">
            <text:p>3.90E-01</text:p>
          </table:table-cell>
          <table:table-cell table:style-name="ce2" office:value-type="float" office:value="0.0233194" calcext:value-type="float">
            <text:p>2.33E-02</text:p>
          </table:table-cell>
          <table:table-cell table:style-name="ce2" office:value-type="float" office:value="0.0234401" calcext:value-type="float">
            <text:p>2.34E-0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-0.0489844" calcext:value-type="float">
            <text:p>-4.90E-02</text:p>
          </table:table-cell>
          <table:table-cell table:style-name="ce2" office:value-type="float" office:value="0.415943" calcext:value-type="float">
            <text:p>4.16E-01</text:p>
          </table:table-cell>
          <table:table-cell table:style-name="ce2" office:value-type="float" office:value="0.0276475" calcext:value-type="float">
            <text:p>2.76E-02</text:p>
          </table:table-cell>
          <table:table-cell table:style-name="ce2" office:value-type="float" office:value="0.0341278" calcext:value-type="float">
            <text:p>3.41E-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354271" calcext:value-type="float">
            <text:p>3.54E-01</text:p>
          </table:table-cell>
          <table:table-cell table:style-name="ce2" office:value-type="float" office:value="0.467549" calcext:value-type="float">
            <text:p>4.68E-01</text:p>
          </table:table-cell>
          <table:table-cell table:style-name="ce2" office:value-type="float" office:value="0.0351806" calcext:value-type="float">
            <text:p>3.52E-02</text:p>
          </table:table-cell>
          <table:table-cell table:style-name="ce2" office:value-type="float" office:value="0.0401292" calcext:value-type="float">
            <text:p>4.01E-02</text:p>
          </table:table-cell>
          <table:table-cell office:value-type="string" calcext:value-type="string">
            <text:p>130-14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0.572984" calcext:value-type="float">
            <text:p>5.73E-01</text:p>
          </table:table-cell>
          <table:table-cell table:style-name="ce2" office:value-type="float" office:value="0.379387" calcext:value-type="float">
            <text:p>3.79E-01</text:p>
          </table:table-cell>
          <table:table-cell table:style-name="ce2" office:value-type="float" office:value="0.0260588" calcext:value-type="float">
            <text:p>2.61E-02</text:p>
          </table:table-cell>
          <table:table-cell table:style-name="ce2" office:value-type="float" office:value="0.0256906" calcext:value-type="float">
            <text:p>2.57E-0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0.179396" calcext:value-type="float">
            <text:p>-1.79E-01</text:p>
          </table:table-cell>
          <table:table-cell table:style-name="ce2" office:value-type="float" office:value="0.414777" calcext:value-type="float">
            <text:p>4.15E-01</text:p>
          </table:table-cell>
          <table:table-cell table:style-name="ce2" office:value-type="float" office:value="0.0444388" calcext:value-type="float">
            <text:p>4.44E-02</text:p>
          </table:table-cell>
          <table:table-cell table:style-name="ce2" office:value-type="float" office:value="0.0486093" calcext:value-type="float">
            <text:p>4.86E-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600806" calcext:value-type="float">
            <text:p>6.01E-01</text:p>
          </table:table-cell>
          <table:table-cell table:style-name="ce2" office:value-type="float" office:value="0.391611" calcext:value-type="float">
            <text:p>3.92E-01</text:p>
          </table:table-cell>
          <table:table-cell table:style-name="ce2" office:value-type="float" office:value="0.021645" calcext:value-type="float">
            <text:p>2.16E-02</text:p>
          </table:table-cell>
          <table:table-cell table:style-name="ce2" office:value-type="float" office:value="0.0277598" calcext:value-type="float">
            <text:p>2.78E-02</text:p>
          </table:table-cell>
          <table:table-cell office:value-type="string" calcext:value-type="string">
            <text:p>140-15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0.755295" calcext:value-type="float">
            <text:p>7.55E-01</text:p>
          </table:table-cell>
          <table:table-cell table:style-name="ce2" office:value-type="float" office:value="0.370723" calcext:value-type="float">
            <text:p>3.71E-01</text:p>
          </table:table-cell>
          <table:table-cell table:style-name="ce2" office:value-type="float" office:value="0.0312485" calcext:value-type="float">
            <text:p>3.12E-02</text:p>
          </table:table-cell>
          <table:table-cell table:style-name="ce2" office:value-type="float" office:value="0.0314559" calcext:value-type="float">
            <text:p>3.15E-0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-0.277734" calcext:value-type="float">
            <text:p>-2.78E-01</text:p>
          </table:table-cell>
          <table:table-cell table:style-name="ce2" office:value-type="float" office:value="0.641817" calcext:value-type="float">
            <text:p>6.42E-01</text:p>
          </table:table-cell>
          <table:table-cell table:style-name="ce2" office:value-type="float" office:value="0.103301" calcext:value-type="float">
            <text:p>1.03E-01</text:p>
          </table:table-cell>
          <table:table-cell table:style-name="ce2" office:value-type="float" office:value="0.0973104" calcext:value-type="float">
            <text:p>9.73E-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470532" calcext:value-type="float">
            <text:p>4.71E-01</text:p>
          </table:table-cell>
          <table:table-cell table:style-name="ce2" office:value-type="float" office:value="0.520889" calcext:value-type="float">
            <text:p>5.21E-01</text:p>
          </table:table-cell>
          <table:table-cell table:style-name="ce2" office:value-type="float" office:value="0.0566642" calcext:value-type="float">
            <text:p>5.67E-02</text:p>
          </table:table-cell>
          <table:table-cell table:style-name="ce2" office:value-type="float" office:value="0.0515617" calcext:value-type="float">
            <text:p>5.16E-02</text:p>
          </table:table-cell>
          <table:table-cell office:value-type="string" calcext:value-type="string">
            <text:p>150-16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0.894904" calcext:value-type="float">
            <text:p>8.95E-01</text:p>
          </table:table-cell>
          <table:table-cell table:style-name="ce2" office:value-type="float" office:value="0.211606" calcext:value-type="float">
            <text:p>2.12E-01</text:p>
          </table:table-cell>
          <table:table-cell table:style-name="ce2" office:value-type="float" office:value="0.0212715" calcext:value-type="float">
            <text:p>2.13E-02</text:p>
          </table:table-cell>
          <table:table-cell table:style-name="ce2" office:value-type="float" office:value="0.0240807" calcext:value-type="float">
            <text:p>2.41E-0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-0.137929" calcext:value-type="float">
            <text:p>-1.38E-01</text:p>
          </table:table-cell>
          <table:table-cell table:style-name="ce2" office:value-type="float" office:value="0.41866" calcext:value-type="float">
            <text:p>4.19E-01</text:p>
          </table:table-cell>
          <table:table-cell table:style-name="ce2" office:value-type="float" office:value="0.0418498" calcext:value-type="float">
            <text:p>4.18E-02</text:p>
          </table:table-cell>
          <table:table-cell table:style-name="ce2" office:value-type="float" office:value="0.0437233" calcext:value-type="float">
            <text:p>4.37E-02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31725" calcext:value-type="float">
            <text:p>5.32E-01</text:p>
          </table:table-cell>
          <table:table-cell table:style-name="ce2" office:value-type="float" office:value="0.474763" calcext:value-type="float">
            <text:p>4.75E-01</text:p>
          </table:table-cell>
          <table:table-cell table:style-name="ce2" office:value-type="float" office:value="0.0151379" calcext:value-type="float">
            <text:p>1.51E-02</text:p>
          </table:table-cell>
          <table:table-cell table:style-name="ce2" office:value-type="float" office:value="0.0162328" calcext:value-type="float">
            <text:p>1.62E-0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6" number:min-decimal-places="6" number:min-integer-digits="2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6:55:28.735723620</meta:creation-date>
    <dc:date>2025-04-24T09:29:42.076008602</dc:date>
    <meta:editing-duration>P1DT13H46M43S</meta:editing-duration>
    <meta:editing-cycles>20</meta:editing-cycles>
    <meta:generator>LibreOffice/7.3.7.2$Linux_X86_64 LibreOffice_project/30$Build-2</meta:generator>
    <meta:document-statistic meta:table-count="4" meta:cell-count="892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46cm" svg:height="10.826cm" xlink:href=".." xlink:type="simple" chart:class="chart:scatter" chart:style-name="ch1">
        <chart:legend chart:legend-position="end" svg:x="14.07cm" svg:y="4.262cm" style:legend-expansion="custom" svg:width="3.7cm" svg:height="2.092cm" style:legend-expansion-aspect-ratio="1.76864244741874" chart:style-name="ch2"/>
        <chart:plot-area chart:style-name="ch3" table:cell-range-address="Sheet1.B2:Sheet1.C6 Sheet1.C1:Sheet1.C1 Sheet1.G1:Sheet1.G6" chart:data-source-has-labels="row" svg:x="0.384cm" svg:y="0.215cm" svg:width="17.931cm" svg:height="10.393cm">
          <chart:coordinate-region svg:x="1.773cm" svg:y="0.414cm" svg:width="16.262cm" svg:height="9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6" chart:label-cell-address="Sheet1.C1:Sheet1.C1" chart:class="chart:scatter">
            <chart:domain table:cell-range-address="Sheet1.B2:Sheet1.B6"/>
            <chart:regression-curve chart:style-name="ch8">
              <chart:equation chart:display-equation="true" chart:display-r-square="false" svg:x="4.464cm" svg:y="7.104cm"/>
            </chart:regression-curve>
            <chart:data-point chart:repeated="5"/>
          </chart:series>
          <chart:series chart:style-name="ch9" chart:values-cell-range-address="Sheet1.G2:Sheet1.G6" chart:label-cell-address="Sheet1.G1:Sheet1.G1" chart:class="chart:scatter">
            <chart:regression-curve chart:style-name="ch10">
              <chart:equation chart:display-equation="true" chart:display-r-square="false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.s peak</text:p>
                <draw:g>
                  <svg:desc>Sheet1.C1:Sheet1.C1</svg:desc>
                </draw:g>
              </table:table-cell>
              <table:table-cell office:value-type="string">
                <text:p>ex peak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  <draw:g>
                  <svg:desc>Sheet1.B2:Sheet1.B6</svg:desc>
                </draw:g>
              </table:table-cell>
              <table:table-cell office:value-type="float" office:value="-0.267493">
                <text:p>-0.267493</text:p>
                <draw:g>
                  <svg:desc>Sheet1.C2:Sheet1.C6</svg:desc>
                </draw:g>
              </table:table-cell>
              <table:table-cell office:value-type="float" office:value="2.12509">
                <text:p>2.12509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-0.26739">
                <text:p>-0.26739</text:p>
              </table:table-cell>
              <table:table-cell office:value-type="float" office:value="2.52162">
                <text:p>2.52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.0500821">
                <text:p>0.0500821</text:p>
              </table:table-cell>
              <table:table-cell office:value-type="float" office:value="2.69681">
                <text:p>2.69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0.325212">
                <text:p>0.325212</text:p>
              </table:table-cell>
              <table:table-cell office:value-type="float" office:value="2.82659">
                <text:p>2.82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0.432534">
                <text:p>0.432534</text:p>
              </table:table-cell>
              <table:table-cell office:value-type="float" office:value="2.92887">
                <text:p>2.92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3.E55:Sheet3.E60" chart:error-lower-range="Sheet3.E55:Sheet3.E6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3.E55:Sheet3.E60" chart:error-lower-range="Sheet3.E55:Sheet3.E60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75cm" svg:height="9cm" xlink:href=".." xlink:type="simple" chart:class="chart:scatter" chart:style-name="ch1">
        <chart:legend chart:legend-position="end" svg:x="17.907cm" svg:y="6.149cm" style:legend-expansion="custom" svg:width="2.616cm" svg:height="1.096cm" style:legend-expansion-aspect-ratio="2.38686131386861" chart:style-name="ch2"/>
        <chart:plot-area chart:style-name="ch3" table:cell-range-address="Sheet3.B55:Sheet3.B60 Sheet3.D54:Sheet3.D60 Sheet3.H54:Sheet3.H60" chart:data-source-has-labels="row" svg:x="0.473cm" svg:y="0.179cm" svg:width="23.037cm" svg:height="8.639cm">
          <chart:coordinate-region svg:x="2.206cm" svg:y="0.378cm" svg:width="19.57cm" svg:height="7.7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Sheet3.D55:Sheet3.D60" chart:label-cell-address="Sheet3.D54:Sheet3.D54" chart:class="chart:scatter">
            <chart:domain table:cell-range-address="Sheet3.B55:Sheet3.B60"/>
            <chart:error-indicator chart:style-name="ch9" chart:dimension="y"/>
            <chart:data-point chart:repeated="6"/>
          </chart:series>
          <chart:series chart:attached-axis="primary-y" chart:style-name="ch10" chart:values-cell-range-address="Sheet3.H55:Sheet3.H60" chart:label-cell-address="Sheet3.H54:Sheet3.H54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gma </text:p>
                <draw:g>
                  <svg:desc>Sheet3.D54:Sheet3.D5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igma2p5</text:p>
                <draw:g>
                  <svg:desc>Sheet3.H54:Sheet3.H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55:Sheet3.B60</svg:desc>
                </draw:g>
              </table:table-cell>
              <table:table-cell office:value-type="float" office:value="0.283304">
                <text:p>0.283304</text:p>
                <draw:g>
                  <svg:desc>Sheet3.D55:Sheet3.D60</svg:desc>
                </draw:g>
              </table:table-cell>
              <table:table-cell office:value-type="float" office:value="0.0139717">
                <text:p>0.0139717</text:p>
                <draw:g>
                  <svg:desc>Sheet3.E55:Sheet3.E60</svg:desc>
                </draw:g>
              </table:table-cell>
              <table:table-cell office:value-type="float" office:value="0.0139717">
                <text:p>0.0139717</text:p>
                <draw:g>
                  <svg:desc>Sheet3.E55:Sheet3.E60</svg:desc>
                </draw:g>
              </table:table-cell>
              <table:table-cell office:value-type="float" office:value="0.279637">
                <text:p>0.279637</text:p>
                <draw:g>
                  <svg:desc>Sheet3.H55:Sheet3.H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91458">
                <text:p>0.291458</text:p>
              </table:table-cell>
              <table:table-cell office:value-type="float" office:value="0.0240472">
                <text:p>0.0240472</text:p>
              </table:table-cell>
              <table:table-cell office:value-type="float" office:value="0.0240472">
                <text:p>0.0240472</text:p>
              </table:table-cell>
              <table:table-cell office:value-type="float" office:value="0.329555">
                <text:p>0.329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80272">
                <text:p>0.280272</text:p>
              </table:table-cell>
              <table:table-cell office:value-type="float" office:value="0.0309283">
                <text:p>0.0309283</text:p>
              </table:table-cell>
              <table:table-cell office:value-type="float" office:value="0.0309283">
                <text:p>0.0309283</text:p>
              </table:table-cell>
              <table:table-cell office:value-type="float" office:value="0.269209">
                <text:p>0.269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99105">
                <text:p>0.299105</text:p>
              </table:table-cell>
              <table:table-cell office:value-type="float" office:value="0.036446">
                <text:p>0.036446</text:p>
              </table:table-cell>
              <table:table-cell office:value-type="float" office:value="0.036446">
                <text:p>0.036446</text:p>
              </table:table-cell>
              <table:table-cell office:value-type="float" office:value="0.258441">
                <text:p>0.258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42123">
                <text:p>0.242123</text:p>
              </table:table-cell>
              <table:table-cell office:value-type="float" office:value="0.0195568">
                <text:p>0.0195568</text:p>
              </table:table-cell>
              <table:table-cell office:value-type="float" office:value="0.0195568">
                <text:p>0.0195568</text:p>
              </table:table-cell>
              <table:table-cell office:value-type="float" office:value="0.222428">
                <text:p>0.222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48482">
                <text:p>0.248482</text:p>
              </table:table-cell>
              <table:table-cell office:value-type="float" office:value="0.0301808">
                <text:p>0.0301808</text:p>
              </table:table-cell>
              <table:table-cell office:value-type="float" office:value="0.0301808">
                <text:p>0.0301808</text:p>
              </table:table-cell>
              <table:table-cell office:value-type="float" office:value="0.416442">
                <text:p>0.4164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3_peak.F24:Sheet3_peak.F29" chart:error-lower-range="Sheet3_peak.F24:Sheet3_peak.F2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3_peak.F24:Sheet3_peak.F29" chart:error-lower-range="Sheet3_peak.F24:Sheet3_peak.F29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3_peak.F33:Sheet3_peak.F38" chart:error-lower-range="Sheet3_peak.F33:Sheet3_peak.F38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3_peak.F33:Sheet3_peak.F38" chart:error-lower-range="Sheet3_peak.F33:Sheet3_peak.F3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19cm" svg:height="9.006cm" xlink:href=".." xlink:type="simple" chart:class="chart:scatter" chart:style-name="ch1">
        <chart:title svg:x="9.073cm" svg:y="0.316cm" chart:style-name="ch2">
          <text:p>cats3 et cats8</text:p>
        </chart:title>
        <chart:legend chart:legend-position="end" svg:x="14.192cm" svg:y="0.449cm" style:legend-expansion="custom" svg:width="1.837cm" svg:height="1.096cm" style:legend-expansion-aspect-ratio="1.67609489051095" chart:style-name="ch3"/>
        <chart:plot-area chart:style-name="ch4" table:cell-range-address="Sheet3_peak.B24:Sheet3_peak.C29 Sheet3_peak.A23:Sheet3_peak.A23 Sheet3_peak.A32:Sheet3_peak.A32 Sheet3_peak.C33:Sheet3_peak.C38" chart:data-source-has-labels="row" svg:x="2.022cm" svg:y="1.385cm" svg:width="17.289cm" svg:height="6.568cm">
          <chart:coordinate-region svg:x="2.749cm" svg:y="1.585cm" svg:width="16.468cm" svg:height="5.721cm"/>
          <chart:axis chart:dimension="x" chart:name="primary-x" chart:style-name="ch5">
            <chart:title svg:x="9.233cm" svg:y="8.133cm" chart:style-name="ch6">
              <text:p>Telescope Number</text:p>
            </chart:title>
          </chart:axis>
          <chart:axis chart:dimension="y" chart:name="primary-y" chart:style-name="ch7">
            <chart:title svg:x="0.67cm" svg:y="5.268cm" chart:style-name="ch8">
              <text:p>center
 in MeV</text:p>
            </chart:title>
            <chart:grid chart:style-name="ch9" chart:class="major"/>
          </chart:axis>
          <chart:series chart:style-name="ch10" chart:values-cell-range-address="Sheet3_peak.C24:Sheet3_peak.C29" chart:label-cell-address="Sheet3_peak.A23:Sheet3_peak.A23" chart:class="chart:scatter">
            <chart:domain table:cell-range-address="Sheet3_peak.B24:Sheet3_peak.B29"/>
            <chart:error-indicator chart:style-name="ch11" chart:dimension="y"/>
            <chart:data-point chart:repeated="2"/>
            <chart:data-point chart:style-name="ch12"/>
            <chart:data-point chart:repeated="3"/>
          </chart:series>
          <chart:series chart:style-name="ch13" chart:values-cell-range-address="Sheet3_peak.C33:Sheet3_peak.C38" chart:label-cell-address="Sheet3_peak.A32:Sheet3_peak.A32" chart:class="chart:scatter">
            <chart:domain table:cell-range-address="Sheet3_peak.B33:Sheet3_peak.B38"/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ts8</text:p>
                <draw:g>
                  <svg:desc>Sheet3_peak.A23:Sheet3_peak.A2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ats3</text:p>
                <draw:g>
                  <svg:desc>Sheet3_peak.A32:Sheet3_peak.A3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_peak.B24:Sheet3_peak.B29</svg:desc>
                </draw:g>
              </table:table-cell>
              <table:table-cell office:value-type="float" office:value="0.0605665">
                <text:p>0.0605665</text:p>
                <draw:g>
                  <svg:desc>Sheet3_peak.C24:Sheet3_peak.C29</svg:desc>
                </draw:g>
              </table:table-cell>
              <table:table-cell office:value-type="float" office:value="0.135063">
                <text:p>0.135063</text:p>
                <draw:g>
                  <svg:desc>Sheet3_peak.F24:Sheet3_peak.F29</svg:desc>
                </draw:g>
              </table:table-cell>
              <table:table-cell office:value-type="float" office:value="0.135063">
                <text:p>0.135063</text:p>
                <draw:g>
                  <svg:desc>Sheet3_peak.F24:Sheet3_peak.F29</svg:desc>
                </draw:g>
              </table:table-cell>
              <table:table-cell office:value-type="float" office:value="1">
                <text:p>1</text:p>
                <draw:g>
                  <svg:desc>Sheet3_peak.B33:Sheet3_peak.B38</svg:desc>
                </draw:g>
              </table:table-cell>
              <table:table-cell office:value-type="float" office:value="0.54759">
                <text:p>0.54759</text:p>
                <draw:g>
                  <svg:desc>Sheet3_peak.C33:Sheet3_peak.C38</svg:desc>
                </draw:g>
              </table:table-cell>
              <table:table-cell office:value-type="float" office:value="0.0418334">
                <text:p>0.0418334</text:p>
                <draw:g>
                  <svg:desc>Sheet3_peak.F33:Sheet3_peak.F38</svg:desc>
                </draw:g>
              </table:table-cell>
              <table:table-cell office:value-type="float" office:value="0.0418334">
                <text:p>0.0418334</text:p>
                <draw:g>
                  <svg:desc>Sheet3_peak.F33:Sheet3_peak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33754">
                <text:p>0.0333754</text:p>
              </table:table-cell>
              <table:table-cell office:value-type="float" office:value="0.0506777">
                <text:p>0.0506777</text:p>
              </table:table-cell>
              <table:table-cell office:value-type="float" office:value="0.0506777">
                <text:p>0.0506777</text:p>
              </table:table-cell>
              <table:table-cell office:value-type="float" office:value="2">
                <text:p>2</text:p>
              </table:table-cell>
              <table:table-cell office:value-type="float" office:value="0.515724">
                <text:p>0.515724</text:p>
              </table:table-cell>
              <table:table-cell office:value-type="float" office:value="0.0371589">
                <text:p>0.0371589</text:p>
              </table:table-cell>
              <table:table-cell office:value-type="float" office:value="0.0371589">
                <text:p>0.0371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32107">
                <text:p>0.232107</text:p>
              </table:table-cell>
              <table:table-cell office:value-type="float" office:value="0.112672">
                <text:p>0.112672</text:p>
              </table:table-cell>
              <table:table-cell office:value-type="float" office:value="0.112672">
                <text:p>0.112672</text:p>
              </table:table-cell>
              <table:table-cell office:value-type="float" office:value="3">
                <text:p>3</text:p>
              </table:table-cell>
              <table:table-cell office:value-type="float" office:value="0.354271">
                <text:p>0.354271</text:p>
              </table:table-cell>
              <table:table-cell office:value-type="float" office:value="0.0401292">
                <text:p>0.0401292</text:p>
              </table:table-cell>
              <table:table-cell office:value-type="float" office:value="0.0401292">
                <text:p>0.0401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08204">
                <text:p>0.0908204</text:p>
              </table:table-cell>
              <table:table-cell office:value-type="float" office:value="0.0381261">
                <text:p>0.0381261</text:p>
              </table:table-cell>
              <table:table-cell office:value-type="float" office:value="0.0381261">
                <text:p>0.0381261</text:p>
              </table:table-cell>
              <table:table-cell office:value-type="float" office:value="4">
                <text:p>4</text:p>
              </table:table-cell>
              <table:table-cell office:value-type="float" office:value="0.600806">
                <text:p>0.600806</text:p>
              </table:table-cell>
              <table:table-cell office:value-type="float" office:value="0.0277598">
                <text:p>0.0277598</text:p>
              </table:table-cell>
              <table:table-cell office:value-type="float" office:value="0.0277598">
                <text:p>0.0277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746027">
                <text:p>0.00746027</text:p>
              </table:table-cell>
              <table:table-cell office:value-type="float" office:value="0.0409035">
                <text:p>0.0409035</text:p>
              </table:table-cell>
              <table:table-cell office:value-type="float" office:value="0.0409035">
                <text:p>0.0409035</text:p>
              </table:table-cell>
              <table:table-cell office:value-type="float" office:value="5">
                <text:p>5</text:p>
              </table:table-cell>
              <table:table-cell office:value-type="float" office:value="0.470532">
                <text:p>0.470532</text:p>
              </table:table-cell>
              <table:table-cell office:value-type="float" office:value="0.0515617">
                <text:p>0.0515617</text:p>
              </table:table-cell>
              <table:table-cell office:value-type="float" office:value="0.0515617">
                <text:p>0.0515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30994">
                <text:p>0.030994</text:p>
              </table:table-cell>
              <table:table-cell office:value-type="float" office:value="0.030934">
                <text:p>0.030934</text:p>
              </table:table-cell>
              <table:table-cell office:value-type="float" office:value="0.030934">
                <text:p>0.030934</text:p>
              </table:table-cell>
              <table:table-cell office:value-type="float" office:value="0">
                <text:p>0</text:p>
              </table:table-cell>
              <table:table-cell office:value-type="float" office:value="0.531725">
                <text:p>0.531725</text:p>
              </table:table-cell>
              <table:table-cell office:value-type="float" office:value="0.0162328">
                <text:p>0.0162328</text:p>
              </table:table-cell>
              <table:table-cell office:value-type="float" office:value="0.0162328">
                <text:p>0.01623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cats3 cats8 wrt angle </text:p>
        </chart:title>
        <chart:legend chart:legend-position="end" svg:x="14.398cm" svg:y="3.952cm" style:legend-expansion="high" chart:style-name="ch3"/>
        <chart:plot-area chart:style-name="ch4" table:cell-range-address="Sheet3_peak.H24:Sheet3_peak.H28 Sheet3_peak.A23:Sheet3_peak.A23 Sheet3_peak.J24:Sheet3_peak.J28 Sheet3_peak.A32:Sheet3_peak.A32 Sheet3_peak.J33:Sheet3_peak.J37" chart:data-source-has-labels="row" svg:x="1.331cm" svg:y="1.275cm" svg:width="12.747cm" svg:height="6.564cm">
          <chart:coordinate-region svg:x="3.064cm" svg:y="1.474cm" svg:width="10.735cm" svg:height="5.718cm"/>
          <chart:axis chart:dimension="x" chart:name="primary-x" chart:style-name="ch5">
            <chart:title svg:x="6.787cm" svg:y="8.019cm" chart:style-name="ch6">
              <text:p>Theta angle</text:p>
            </chart:title>
          </chart:axis>
          <chart:axis chart:dimension="y" chart:name="primary-y" chart:style-name="ch7">
            <chart:title svg:x="0.451cm" svg:y="5.421cm" chart:style-name="ch8">
              <text:p>sigma MeV</text:p>
            </chart:title>
            <chart:grid chart:style-name="ch9" chart:class="major"/>
          </chart:axis>
          <chart:series chart:style-name="ch10" chart:values-cell-range-address="Sheet3_peak.J24:Sheet3_peak.J28" chart:label-cell-address="Sheet3_peak.A23:Sheet3_peak.A23" chart:class="chart:scatter">
            <chart:domain table:cell-range-address="Sheet3_peak.H24:Sheet3_peak.H28"/>
            <chart:data-point chart:repeated="5"/>
          </chart:series>
          <chart:series chart:style-name="ch11" chart:values-cell-range-address="Sheet3_peak.J33:Sheet3_peak.J37" chart:label-cell-address="Sheet3_peak.A32:Sheet3_peak.A32" chart:class="chart:scatter">
            <chart:domain table:cell-range-address="Sheet3_peak.H33:Sheet3_peak.H37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ts8</text:p>
                <draw:g>
                  <svg:desc>Sheet3_peak.A23:Sheet3_peak.A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ats3</text:p>
                <draw:g>
                  <svg:desc>Sheet3_peak.A32:Sheet3_peak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  <draw:g>
                  <svg:desc>Sheet3_peak.H24:Sheet3_peak.H28</svg:desc>
                </draw:g>
              </table:table-cell>
              <table:table-cell office:value-type="float" office:value="0.431251">
                <text:p>0.431251</text:p>
                <draw:g>
                  <svg:desc>Sheet3_peak.J24:Sheet3_peak.J28</svg:desc>
                </draw:g>
              </table:table-cell>
              <table:table-cell office:value-type="float" office:value="115">
                <text:p>115</text:p>
                <draw:g>
                  <svg:desc>Sheet3_peak.H33:Sheet3_peak.H37</svg:desc>
                </draw:g>
              </table:table-cell>
              <table:table-cell office:value-type="float" office:value="0.243391">
                <text:p>0.243391</text:p>
                <draw:g>
                  <svg:desc>Sheet3_peak.J33:Sheet3_peak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0.460156">
                <text:p>0.460156</text:p>
              </table:table-cell>
              <table:table-cell office:value-type="float" office:value="125">
                <text:p>125</text:p>
              </table:table-cell>
              <table:table-cell office:value-type="float" office:value="0.389803">
                <text:p>0.389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.522281">
                <text:p>0.522281</text:p>
              </table:table-cell>
              <table:table-cell office:value-type="float" office:value="135">
                <text:p>135</text:p>
              </table:table-cell>
              <table:table-cell office:value-type="float" office:value="0.379387">
                <text:p>0.379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0.625504">
                <text:p>0.625504</text:p>
              </table:table-cell>
              <table:table-cell office:value-type="float" office:value="145">
                <text:p>145</text:p>
              </table:table-cell>
              <table:table-cell office:value-type="float" office:value="0.370723">
                <text:p>0.370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0.340102">
                <text:p>0.340102</text:p>
              </table:table-cell>
              <table:table-cell office:value-type="float" office:value="155">
                <text:p>155</text:p>
              </table:table-cell>
              <table:table-cell office:value-type="float" office:value="0.211606">
                <text:p>0.2116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36cm" svg:y="0.316cm" chart:style-name="ch2">
          <text:p>cats3 cats8 cats region vs sigma</text:p>
        </chart:title>
        <chart:legend chart:legend-position="end" svg:x="14.398cm" svg:y="3.952cm" style:legend-expansion="high" chart:style-name="ch3"/>
        <chart:plot-area chart:style-name="ch4" table:cell-range-address="Sheet3_peak.M24:Sheet3_peak.M28 Sheet3_peak.A23:Sheet3_peak.A23 Sheet3_peak.O24:Sheet3_peak.O28 Sheet3_peak.A32:Sheet3_peak.A32 Sheet3_peak.O33:Sheet3_peak.O37" chart:data-source-has-labels="row" svg:x="1.331cm" svg:y="1.275cm" svg:width="12.747cm" svg:height="6.564cm">
          <chart:coordinate-region svg:x="3.064cm" svg:y="1.474cm" svg:width="10.774cm" svg:height="5.718cm"/>
          <chart:axis chart:dimension="x" chart:name="primary-x" chart:style-name="ch5">
            <chart:title svg:x="6.853cm" svg:y="8.019cm" chart:style-name="ch6">
              <text:p>cats region</text:p>
            </chart:title>
          </chart:axis>
          <chart:axis chart:dimension="y" chart:name="primary-y" chart:style-name="ch7">
            <chart:title svg:x="0.451cm" svg:y="5.593cm" chart:style-name="ch8">
              <text:p>sigma in MeV</text:p>
            </chart:title>
            <chart:grid chart:style-name="ch9" chart:class="major"/>
          </chart:axis>
          <chart:series chart:style-name="ch10" chart:values-cell-range-address="Sheet3_peak.O24:Sheet3_peak.O28" chart:label-cell-address="Sheet3_peak.A23:Sheet3_peak.A23" chart:class="chart:scatter">
            <chart:domain table:cell-range-address="Sheet3_peak.M24:Sheet3_peak.M28"/>
            <chart:data-point chart:repeated="5"/>
          </chart:series>
          <chart:series chart:style-name="ch11" chart:values-cell-range-address="Sheet3_peak.O33:Sheet3_peak.O37" chart:label-cell-address="Sheet3_peak.A32:Sheet3_peak.A32" chart:class="chart:scatter">
            <chart:domain table:cell-range-address="Sheet3_peak.M33:Sheet3_peak.M37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ats8</text:p>
                <draw:g>
                  <svg:desc>Sheet3_peak.A23:Sheet3_peak.A2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ats3</text:p>
                <draw:g>
                  <svg:desc>Sheet3_peak.A32:Sheet3_peak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_peak.M24:Sheet3_peak.M28</svg:desc>
                </draw:g>
              </table:table-cell>
              <table:table-cell office:value-type="float" office:value="0.491992">
                <text:p>0.491992</text:p>
                <draw:g>
                  <svg:desc>Sheet3_peak.O24:Sheet3_peak.O28</svg:desc>
                </draw:g>
              </table:table-cell>
              <table:table-cell office:value-type="float" office:value="1">
                <text:p>1</text:p>
                <draw:g>
                  <svg:desc>Sheet3_peak.M33:Sheet3_peak.M37</svg:desc>
                </draw:g>
              </table:table-cell>
              <table:table-cell office:value-type="float" office:value="0.609544">
                <text:p>0.609544</text:p>
                <draw:g>
                  <svg:desc>Sheet3_peak.O33:Sheet3_peak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54993">
                <text:p>0.454993</text:p>
              </table:table-cell>
              <table:table-cell office:value-type="float" office:value="2">
                <text:p>2</text:p>
              </table:table-cell>
              <table:table-cell office:value-type="float" office:value="0.415943">
                <text:p>0.415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4467">
                <text:p>0.464467</text:p>
              </table:table-cell>
              <table:table-cell office:value-type="float" office:value="3">
                <text:p>3</text:p>
              </table:table-cell>
              <table:table-cell office:value-type="float" office:value="0.414777">
                <text:p>0.414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19939">
                <text:p>0.719939</text:p>
              </table:table-cell>
              <table:table-cell office:value-type="float" office:value="4">
                <text:p>4</text:p>
              </table:table-cell>
              <table:table-cell office:value-type="float" office:value="0.641817">
                <text:p>0.64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1332">
                <text:p>0.731332</text:p>
              </table:table-cell>
              <table:table-cell office:value-type="float" office:value="5">
                <text:p>5</text:p>
              </table:table-cell>
              <table:table-cell office:value-type="float" office:value="0.41866">
                <text:p>0.4186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3.E55:Sheet3.E60" chart:error-lower-range="Sheet3.E55:Sheet3.E6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3.E55:Sheet3.E60" chart:error-lower-range="Sheet3.E55:Sheet3.E60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75cm" svg:height="9cm" xlink:href=".." xlink:type="simple" chart:class="chart:scatter" chart:column-mapping="2 4 1 3" chart:style-name="ch1">
        <chart:legend chart:legend-position="end" svg:x="20.849cm" svg:y="3.454cm" style:legend-expansion="high" chart:style-name="ch2"/>
        <chart:plot-area chart:style-name="ch3" table:cell-range-address="Sheet3.B55:Sheet3.C60 Sheet3.D54:Sheet3.D60 Sheet3.G54:Sheet3.H60 Sheet3.C54:Sheet3.C54" chart:data-source-has-labels="row" svg:x="0.473cm" svg:y="0.18cm" svg:width="19.903cm" svg:height="8.64cm">
          <chart:coordinate-region svg:x="2.206cm" svg:y="0.38cm" svg:width="16.43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3.D55:Sheet3.D60" chart:label-cell-address="Sheet3.D54:Sheet3.D54" chart:class="chart:scatter">
            <chart:domain table:cell-range-address="Sheet3.B55:Sheet3.B60"/>
            <chart:error-indicator chart:style-name="ch9" chart:dimension="y"/>
            <chart:data-point chart:repeated="6"/>
          </chart:series>
          <chart:series chart:attached-axis="primary-y" chart:style-name="ch10" chart:values-cell-range-address="Sheet3.H55:Sheet3.H60" chart:label-cell-address="Sheet3.H54:Sheet3.H54" chart:class="chart:scatter">
            <chart:data-point chart:repeated="6"/>
          </chart:series>
          <chart:series chart:attached-axis="secondary-y" chart:style-name="ch11" chart:values-cell-range-address="Sheet3.C55:Sheet3.C60" chart:label-cell-address="Sheet3.C54:Sheet3.C54" chart:class="chart:scatter">
            <chart:data-point chart:repeated="6"/>
          </chart:series>
          <chart:series chart:attached-axis="secondary-y" chart:style-name="ch12" chart:values-cell-range-address="Sheet3.G55:Sheet3.G60" chart:label-cell-address="Sheet3.G54:Sheet3.G5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gma </text:p>
                <draw:g>
                  <svg:desc>Sheet3.D54:Sheet3.D5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igma2p5</text:p>
                <draw:g>
                  <svg:desc>Sheet3.H54:Sheet3.H54</svg:desc>
                </draw:g>
              </table:table-cell>
              <table:table-cell office:value-type="string">
                <text:p>gs</text:p>
                <draw:g>
                  <svg:desc>Sheet3.C54:Sheet3.C54</svg:desc>
                </draw:g>
              </table:table-cell>
              <table:table-cell office:value-type="string">
                <text:p>2.5</text:p>
                <draw:g>
                  <svg:desc>Sheet3.G54:Sheet3.G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55:Sheet3.B60</svg:desc>
                </draw:g>
              </table:table-cell>
              <table:table-cell office:value-type="float" office:value="0.283304">
                <text:p>0.283304</text:p>
                <draw:g>
                  <svg:desc>Sheet3.D55:Sheet3.D60</svg:desc>
                </draw:g>
              </table:table-cell>
              <table:table-cell office:value-type="float" office:value="0.0139717">
                <text:p>0.0139717</text:p>
                <draw:g>
                  <svg:desc>Sheet3.E55:Sheet3.E60</svg:desc>
                </draw:g>
              </table:table-cell>
              <table:table-cell office:value-type="float" office:value="0.0139717">
                <text:p>0.0139717</text:p>
                <draw:g>
                  <svg:desc>Sheet3.E55:Sheet3.E60</svg:desc>
                </draw:g>
              </table:table-cell>
              <table:table-cell office:value-type="float" office:value="0.279637">
                <text:p>0.279637</text:p>
                <draw:g>
                  <svg:desc>Sheet3.H55:Sheet3.H60</svg:desc>
                </draw:g>
              </table:table-cell>
              <table:table-cell office:value-type="float" office:value="-0.0469112">
                <text:p>-0.0469112</text:p>
                <draw:g>
                  <svg:desc>Sheet3.C55:Sheet3.C60</svg:desc>
                </draw:g>
              </table:table-cell>
              <table:table-cell office:value-type="float" office:value="2.5882">
                <text:p>2.5882</text:p>
                <draw:g>
                  <svg:desc>Sheet3.G55:Sheet3.G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91458">
                <text:p>0.291458</text:p>
              </table:table-cell>
              <table:table-cell office:value-type="float" office:value="0.0240472">
                <text:p>0.0240472</text:p>
              </table:table-cell>
              <table:table-cell office:value-type="float" office:value="0.0240472">
                <text:p>0.0240472</text:p>
              </table:table-cell>
              <table:table-cell office:value-type="float" office:value="0.329555">
                <text:p>0.329555</text:p>
              </table:table-cell>
              <table:table-cell office:value-type="float" office:value="0.0255541">
                <text:p>0.0255541</text:p>
              </table:table-cell>
              <table:table-cell office:value-type="float" office:value="2.57707">
                <text:p>2.57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80272">
                <text:p>0.280272</text:p>
              </table:table-cell>
              <table:table-cell office:value-type="float" office:value="0.0309283">
                <text:p>0.0309283</text:p>
              </table:table-cell>
              <table:table-cell office:value-type="float" office:value="0.0309283">
                <text:p>0.0309283</text:p>
              </table:table-cell>
              <table:table-cell office:value-type="float" office:value="0.269209">
                <text:p>0.269209</text:p>
              </table:table-cell>
              <table:table-cell office:value-type="float" office:value="-0.0488088">
                <text:p>-0.0488088</text:p>
              </table:table-cell>
              <table:table-cell office:value-type="float" office:value="2.54743">
                <text:p>2.54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99105">
                <text:p>0.299105</text:p>
              </table:table-cell>
              <table:table-cell office:value-type="float" office:value="0.036446">
                <text:p>0.036446</text:p>
              </table:table-cell>
              <table:table-cell office:value-type="float" office:value="0.036446">
                <text:p>0.036446</text:p>
              </table:table-cell>
              <table:table-cell office:value-type="float" office:value="0.258441">
                <text:p>0.258441</text:p>
              </table:table-cell>
              <table:table-cell office:value-type="float" office:value="-0.192313">
                <text:p>-0.192313</text:p>
              </table:table-cell>
              <table:table-cell office:value-type="float" office:value="2.50934">
                <text:p>2.50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42123">
                <text:p>0.242123</text:p>
              </table:table-cell>
              <table:table-cell office:value-type="float" office:value="0.0195568">
                <text:p>0.0195568</text:p>
              </table:table-cell>
              <table:table-cell office:value-type="float" office:value="0.0195568">
                <text:p>0.0195568</text:p>
              </table:table-cell>
              <table:table-cell office:value-type="float" office:value="0.222428">
                <text:p>0.222428</text:p>
              </table:table-cell>
              <table:table-cell office:value-type="float" office:value="-0.000280973">
                <text:p>-0.000280973</text:p>
              </table:table-cell>
              <table:table-cell office:value-type="float" office:value="2.64123">
                <text:p>2.64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48482">
                <text:p>0.248482</text:p>
              </table:table-cell>
              <table:table-cell office:value-type="float" office:value="0.0301808">
                <text:p>0.0301808</text:p>
              </table:table-cell>
              <table:table-cell office:value-type="float" office:value="0.0301808">
                <text:p>0.0301808</text:p>
              </table:table-cell>
              <table:table-cell office:value-type="float" office:value="0.416442">
                <text:p>0.416442</text:p>
              </table:table-cell>
              <table:table-cell office:value-type="float" office:value="-0.0777146">
                <text:p>-0.0777146</text:p>
              </table:table-cell>
              <table:table-cell office:value-type="float" office:value="2.52083">
                <text:p>2.520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2cm" svg:height="10.493cm" xlink:href=".." xlink:type="simple" chart:class="chart:scatter" chart:style-name="ch1">
        <chart:legend chart:legend-position="end" svg:x="16.41cm" svg:y="4.698cm" style:legend-expansion="high" chart:style-name="ch2"/>
        <chart:plot-area chart:style-name="ch3" table:cell-range-address="Sheet1.C1:Sheet1.C6 Sheet1.B2:Sheet1.B6" chart:data-source-has-labels="row" svg:x="0.406cm" svg:y="0.209cm" svg:width="15.598cm" svg:height="10.075cm">
          <chart:coordinate-region svg:x="0.975cm" svg:y="0.408cm" svg:width="14.511cm" svg:height="9.2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C1:Sheet1.C1" chart:class="chart:scatter">
            <chart:domain table:cell-range-address="Sheet1.C2:Sheet1.C6"/>
            <chart:regression-curve chart:style-name="ch8">
              <chart:equation chart:display-equation="true" chart:display-r-square="false" svg:x="7.99cm" svg:y="6.698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.s peak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67493">
                <text:p>-0.267493</text:p>
                <draw:g>
                  <svg:desc>Sheet1.C2:Sheet1.C6</svg:desc>
                </draw:g>
              </table:table-cell>
              <table:table-cell office:value-type="float" office:value="115">
                <text:p>11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6739">
                <text:p>-0.267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821">
                <text:p>0.05008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5212">
                <text:p>0.3252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2534">
                <text:p>0.432534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87cm" svg:height="10.343cm" xlink:href=".." xlink:type="simple" chart:class="chart:scatter" chart:style-name="ch1">
        <chart:legend chart:legend-position="end" svg:x="14.715cm" svg:y="1.902cm" style:legend-expansion="custom" svg:width="1.471cm" svg:height="0.598cm" style:legend-expansion-aspect-ratio="2.45986622073579" chart:style-name="ch2"/>
        <chart:plot-area chart:style-name="ch3" table:cell-range-address="Sheet1.A2:Sheet1.B6 Sheet1.D1:Sheet1.D6" chart:data-source-has-labels="both" svg:x="0.779cm" svg:y="0.354cm" svg:width="15.967cm" svg:height="9.044cm">
          <chart:coordinate-region svg:x="2.062cm" svg:y="0.553cm" svg:width="14.405cm" svg:height="8.198cm"/>
          <chart:axis chart:dimension="x" chart:name="primary-x" chart:style-name="ch4" chartooo:axis-type="auto">
            <chart:title svg:x="8.004cm" svg:y="9.604cm" chart:style-name="ch5">
              <text:p>Theta MG</text:p>
            </chart:title>
            <chart:categories table:cell-range-address="Sheet1.A2:Sheet1.A6"/>
          </chart:axis>
          <chart:axis chart:dimension="y" chart:name="primary-y" chart:style-name="ch6">
            <chart:title svg:x="0cm" svg:y="6.283cm" chart:style-name="ch7">
              <text:p>Sigma for g.s. MeV</text:p>
            </chart:title>
            <chart:grid chart:style-name="ch8" chart:class="major"/>
          </chart:axis>
          <chart:series chart:style-name="ch9" chart:values-cell-range-address="Sheet1.D2:Sheet1.D6" chart:label-cell-address="Sheet1.D1:Sheet1.D1" chart:class="chart:scatter">
            <chart:domain table:cell-range-address="Sheet1.B2:Sheet1.B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gm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0-120</text:p>
                <draw:g>
                  <svg:desc>Sheet1.A2:Sheet1.A6</svg:desc>
                </draw:g>
              </table:table-cell>
              <table:table-cell office:value-type="float" office:value="115">
                <text:p>115</text:p>
                <draw:g>
                  <svg:desc>Sheet1.B2:Sheet1.B6</svg:desc>
                </draw:g>
              </table:table-cell>
              <table:table-cell office:value-type="float" office:value="0.273357">
                <text:p>0.273357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120-130</text:p>
              </table:table-cell>
              <table:table-cell office:value-type="float" office:value="125">
                <text:p>125</text:p>
              </table:table-cell>
              <table:table-cell office:value-type="float" office:value="0.350595">
                <text:p>0.350595</text:p>
              </table:table-cell>
            </table:table-row>
            <table:table-row>
              <table:table-cell office:value-type="string">
                <text:p>130-140</text:p>
              </table:table-cell>
              <table:table-cell office:value-type="float" office:value="135">
                <text:p>135</text:p>
              </table:table-cell>
              <table:table-cell office:value-type="float" office:value="0.389907">
                <text:p>0.389907</text:p>
              </table:table-cell>
            </table:table-row>
            <table:table-row>
              <table:table-cell office:value-type="string">
                <text:p>140-150</text:p>
              </table:table-cell>
              <table:table-cell office:value-type="float" office:value="145">
                <text:p>145</text:p>
              </table:table-cell>
              <table:table-cell office:value-type="float" office:value="0.308744">
                <text:p>0.308744</text:p>
              </table:table-cell>
            </table:table-row>
            <table:table-row>
              <table:table-cell office:value-type="string">
                <text:p>150-160</text:p>
              </table:table-cell>
              <table:table-cell office:value-type="float" office:value="155">
                <text:p>155</text:p>
              </table:table-cell>
              <table:table-cell office:value-type="float" office:value="0.207448">
                <text:p>0.2074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3.E4:Sheet3.E10" chart:error-lower-range="Sheet3.E4:Sheet3.E10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3.E4:Sheet3.E10" chart:error-lower-range="Sheet3.E4:Sheet3.E10" chart:data-label-number="value" chart:data-label-text="false" chart:data-label-symbol="false" chart:data-label-series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3.E4:Sheet3.E10" chart:error-lower-range="Sheet3.E4:Sheet3.E10" loext:std-weight="1"/>
      <style:graphic-properties draw:stroke="solid" svg:stroke-width="0.051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chart-properties chart:solid-type="cuboid" chart:symbol-type="named-symbol" chart:symbol-name="arrow-down" chart:symbol-width="0.35cm" chart:symbol-height="0.35cm"/>
      <style:graphic-properties svg:stroke-color="#ff0000" draw:fill-color="#ff0000"/>
    </style:style>
    <style:style style:name="ch13" style:family="chart">
      <style:chart-properties chart:solid-type="cuboid" chart:symbol-type="named-symbol" chart:symbol-name="circle" chart:symbol-width="0.4cm" chart:symbol-height="0.4cm"/>
      <style:graphic-properties svg:stroke-color="#008000" draw:fill-color="#008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33cm" svg:height="10.481cm" xlink:href=".." xlink:type="simple" chart:class="chart:scatter" chart:style-name="ch1">
        <chart:legend chart:legend-position="end" svg:x="17.031cm" svg:y="4.941cm" style:legend-expansion="high" chart:style-name="ch2"/>
        <chart:plot-area chart:style-name="ch3" table:cell-range-address="Sheet3.B4:Sheet3.B10 Sheet3.A3:Sheet3.A3 Sheet3.D4:Sheet3.D10" chart:data-source-has-labels="row" svg:x="1.383cm" svg:y="0.209cm" svg:width="15.276cm" svg:height="9.082cm">
          <chart:coordinate-region svg:x="2.375cm" svg:y="0.408cm" svg:width="14.19cm" svg:height="8.236cm"/>
          <chart:axis chart:dimension="x" chart:name="primary-x" chart:style-name="ch4">
            <chart:title svg:x="7.667cm" svg:y="9.5cm" chart:style-name="ch5">
              <text:p>telescope number</text:p>
            </chart:title>
          </chart:axis>
          <chart:axis chart:dimension="y" chart:name="primary-y" chart:style-name="ch6">
            <chart:title svg:x="0.451cm" svg:y="5.733cm" chart:style-name="ch7">
              <text:p>sigma in keV</text:p>
            </chart:title>
            <chart:grid chart:style-name="ch8" chart:class="major"/>
          </chart:axis>
          <chart:series chart:style-name="ch9" chart:values-cell-range-address="Sheet3.D4:Sheet3.D10" chart:label-cell-address="Sheet3.A3:Sheet3.A3" chart:class="chart:scatter">
            <chart:domain table:cell-range-address="Sheet3.B4:Sheet3.B10"/>
            <chart:error-indicator chart:style-name="ch10" chart:dimension="y"/>
            <chart:data-point chart:repeated="4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ts6</text:p>
                <draw:g>
                  <svg:desc>Sheet3.A3:Sheet3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4:Sheet3.B10</svg:desc>
                </draw:g>
              </table:table-cell>
              <table:table-cell office:value-type="float" office:value="755">
                <text:p>755</text:p>
                <draw:g>
                  <svg:desc>Sheet3.D4:Sheet3.D10</svg:desc>
                </draw:g>
              </table:table-cell>
              <table:table-cell office:value-type="float" office:value="147">
                <text:p>147</text:p>
                <draw:g>
                  <svg:desc>Sheet3.E4:Sheet3.E10</svg:desc>
                </draw:g>
              </table:table-cell>
              <table:table-cell office:value-type="float" office:value="147">
                <text:p>147</text:p>
                <draw:g>
                  <svg:desc>Sheet3.E4:Sheet3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8">
                <text:p>4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28">
                <text:p>928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1">
                <text:p>40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40">
                <text:p>54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84">
                <text:p>68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60">
                <text:p>56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3.E14:Sheet3.E20" chart:error-lower-range="Sheet3.E14:Sheet3.E20" chart:data-label-number="value" chart:data-label-text="false" chart:data-label-symbol="false" chart:data-label-series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3.E14:Sheet3.E20" chart:error-lower-range="Sheet3.E14:Sheet3.E20" loext:std-weight="1"/>
      <style:graphic-properties draw:stroke="dash" svg:stroke-width="0.102cm" svg:stroke-color="#0000ff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arrow-down" chart:symbol-width="0.4cm" chart:symbol-height="0.4cm"/>
      <style:graphic-properties svg:stroke-color="#ff0000" draw:fill-color="#ff0000"/>
    </style:style>
    <style:style style:name="ch11" style:family="chart">
      <style:chart-properties chart:solid-type="cuboid" chart:symbol-type="named-symbol" chart:symbol-name="circle" chart:symbol-width="0.4cm" chart:symbol-height="0.4cm"/>
      <style:graphic-properties svg:stroke-color="#008000" draw:fill-color="#008000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3.E4:Sheet3.E10" chart:error-lower-range="Sheet3.E4:Sheet3.E10"/>
      <style:graphic-properties draw:stroke="none" svg:stroke-width="0.08cm" svg:stroke-color="#ff00ff" draw:fill-color="#ff00ff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3.E4:Sheet3.E10" chart:error-lower-range="Sheet3.E4:Sheet3.E10" loext:std-weight="1"/>
      <style:graphic-properties draw:stroke="solid" svg:stroke-width="0.102cm" svg:stroke-color="#80808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25cm" svg:height="10.87cm" xlink:href=".." xlink:type="simple" chart:class="chart:scatter" chart:style-name="ch1">
        <chart:legend chart:legend-position="end" svg:x="15.579cm" svg:y="2.183cm" style:legend-expansion="custom" svg:width="1.392cm" svg:height="1.096cm" style:legend-expansion-aspect-ratio="1.27007299270073" chart:style-name="ch2"/>
        <chart:plot-area chart:style-name="ch3" table:cell-range-address="Sheet3.B14:Sheet3.B20 Sheet3.A13:Sheet3.A13 Sheet3.D14:Sheet3.D20 Sheet3.B32:Sheet3.B32 Sheet3.E32:Sheet3.E37 Sheet3.A3:Sheet3.A3 Sheet3.D4:Sheet3.D10" chart:data-source-has-labels="row" svg:x="0.385cm" svg:y="0.216cm" svg:width="18.125cm" svg:height="10.435cm">
          <chart:coordinate-region svg:x="1.377cm" svg:y="0.415cm" svg:width="17.039cm" svg:height="9.5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14:Sheet3.D20" chart:label-cell-address="Sheet3.A13:Sheet3.A13" chart:class="chart:scatter">
            <chart:domain table:cell-range-address="Sheet3.B14:Sheet3.B20"/>
            <chart:error-indicator chart:style-name="ch8" chart:dimension="y"/>
            <chart:data-point/>
            <chart:data-point chart:style-name="ch9"/>
            <chart:data-point chart:repeated="3"/>
            <chart:data-point chart:style-name="ch10"/>
            <chart:data-point chart:style-name="ch11"/>
          </chart:series>
          <chart:series chart:style-name="ch12" chart:values-cell-range-address="Sheet3.E32:Sheet3.E37" chart:label-cell-address="Sheet3.B32:Sheet3.B32" chart:class="chart:scatter">
            <chart:domain table:cell-range-address="Sheet3.C32:Sheet3.C37"/>
            <chart:data-point chart:repeated="6"/>
          </chart:series>
          <chart:series chart:style-name="ch13" chart:values-cell-range-address="Sheet3.D4:Sheet3.D10" chart:label-cell-address="Sheet3.A3:Sheet3.A3" chart:class="chart:scatter">
            <chart:domain table:cell-range-address="Sheet3.B4:Sheet3.B10"/>
            <chart:error-indicator chart:style-name="ch14" chart:dimension="y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ts7</text:p>
                <draw:g>
                  <svg:desc>Sheet3.A13:Sheet3.A1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Telescope #</text:p>
                <draw:g>
                  <svg:desc>Sheet3.B32:Sheet3.B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ats6</text:p>
                <draw:g>
                  <svg:desc>Sheet3.A3:Sheet3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14:Sheet3.B20</svg:desc>
                </draw:g>
              </table:table-cell>
              <table:table-cell office:value-type="float" office:value="869">
                <text:p>869</text:p>
                <draw:g>
                  <svg:desc>Sheet3.D14:Sheet3.D20</svg:desc>
                </draw:g>
              </table:table-cell>
              <table:table-cell office:value-type="float" office:value="168">
                <text:p>168</text:p>
                <draw:g>
                  <svg:desc>Sheet3.E14:Sheet3.E20</svg:desc>
                </draw:g>
              </table:table-cell>
              <table:table-cell office:value-type="float" office:value="168">
                <text:p>168</text:p>
                <draw:g>
                  <svg:desc>Sheet3.E14:Sheet3.E20</svg:desc>
                </draw:g>
              </table:table-cell>
              <table:table-cell office:value-type="float" office:value="NaN">
                <text:p>NaN</text:p>
                <draw:g>
                  <svg:desc>Sheet3.C32:Sheet3.C37</svg:desc>
                </draw:g>
              </table:table-cell>
              <table:table-cell office:value-type="float" office:value="NaN">
                <text:p>NaN</text:p>
                <draw:g>
                  <svg:desc>Sheet3.E32:Sheet3.E37</svg:desc>
                </draw:g>
              </table:table-cell>
              <table:table-cell office:value-type="float" office:value="1">
                <text:p>1</text:p>
                <draw:g>
                  <svg:desc>Sheet3.B4:Sheet3.B10</svg:desc>
                </draw:g>
              </table:table-cell>
              <table:table-cell office:value-type="float" office:value="755">
                <text:p>755</text:p>
                <draw:g>
                  <svg:desc>Sheet3.D4:Sheet3.D10</svg:desc>
                </draw:g>
              </table:table-cell>
              <table:table-cell office:value-type="float" office:value="147">
                <text:p>147</text:p>
                <draw:g>
                  <svg:desc>Sheet3.E4:Sheet3.E10</svg:desc>
                </draw:g>
              </table:table-cell>
              <table:table-cell office:value-type="float" office:value="147">
                <text:p>147</text:p>
                <draw:g>
                  <svg:desc>Sheet3.E4:Sheet3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24">
                <text:p>42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4759">
                <text:p>0.54759</text:p>
              </table:table-cell>
              <table:table-cell office:value-type="float" office:value="0.0552726">
                <text:p>0.0552726</text:p>
              </table:table-cell>
              <table:table-cell office:value-type="float" office:value="2">
                <text:p>2</text:p>
              </table:table-cell>
              <table:table-cell office:value-type="float" office:value="488">
                <text:p>4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515724">
                <text:p>0.515724</text:p>
              </table:table-cell>
              <table:table-cell office:value-type="float" office:value="0.0313655">
                <text:p>0.0313655</text:p>
              </table:table-cell>
              <table:table-cell office:value-type="float" office:value="3">
                <text:p>3</text:p>
              </table:table-cell>
              <table:table-cell office:value-type="float" office:value="928">
                <text:p>928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54271">
                <text:p>0.354271</text:p>
              </table:table-cell>
              <table:table-cell office:value-type="float" office:value="0.0351806">
                <text:p>0.0351806</text:p>
              </table:table-cell>
              <table:table-cell office:value-type="float" office:value="4">
                <text:p>4</text:p>
              </table:table-cell>
              <table:table-cell office:value-type="float" office:value="401">
                <text:p>40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6">
                <text:p>5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00806">
                <text:p>0.600806</text:p>
              </table:table-cell>
              <table:table-cell office:value-type="float" office:value="0.021645">
                <text:p>0.021645</text:p>
              </table:table-cell>
              <table:table-cell office:value-type="float" office:value="5">
                <text:p>5</text:p>
              </table:table-cell>
              <table:table-cell office:value-type="float" office:value="540">
                <text:p>54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02">
                <text:p>70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70532">
                <text:p>0.470532</text:p>
              </table:table-cell>
              <table:table-cell office:value-type="float" office:value="0.0566642">
                <text:p>0.0566642</text:p>
              </table:table-cell>
              <table:table-cell office:value-type="float" office:value="0">
                <text:p>0</text:p>
              </table:table-cell>
              <table:table-cell office:value-type="float" office:value="684">
                <text:p>68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60">
                <text:p>56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3.E24:Sheet3.E29" chart:error-lower-range="Sheet3.E24:Sheet3.E2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3.E24:Sheet3.E29" chart:error-lower-range="Sheet3.E24:Sheet3.E2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3.E33:Sheet3.E38" chart:error-lower-range="Sheet3.E33:Sheet3.E38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3.E33:Sheet3.E38" chart:error-lower-range="Sheet3.E33:Sheet3.E38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119cm" svg:height="9.006cm" xlink:href=".." xlink:type="simple" chart:class="chart:scatter" chart:style-name="ch1">
        <chart:title svg:x="9.073cm" svg:y="0.316cm" chart:style-name="ch2">
          <text:p>cats3 et cats8</text:p>
        </chart:title>
        <chart:legend chart:legend-position="end" svg:x="15.594cm" svg:y="1.545cm" style:legend-expansion="custom" svg:width="1.837cm" svg:height="1.096cm" style:legend-expansion-aspect-ratio="1.67609489051095" chart:style-name="ch3"/>
        <chart:plot-area chart:style-name="ch4" table:cell-range-address="Sheet3.B24:Sheet3.B29 Sheet3.A23:Sheet3.A23 Sheet3.D24:Sheet3.D29 Sheet3.A32:Sheet3.A32 Sheet3.D33:Sheet3.D38" chart:data-source-has-labels="row" svg:x="1.433cm" svg:y="1.275cm" svg:width="17.662cm" svg:height="6.57cm">
          <chart:coordinate-region svg:x="2.16cm" svg:y="1.474cm" svg:width="16.841cm" svg:height="5.724cm"/>
          <chart:axis chart:dimension="x" chart:name="primary-x" chart:style-name="ch5">
            <chart:title svg:x="8.831cm" svg:y="8.025cm" chart:style-name="ch6">
              <text:p>Telescope Number</text:p>
            </chart:title>
          </chart:axis>
          <chart:axis chart:dimension="y" chart:name="primary-y" chart:style-name="ch7">
            <chart:title svg:x="0.451cm" svg:y="5.596cm" chart:style-name="ch8">
              <text:p>sigma in MeV</text:p>
            </chart:title>
            <chart:grid chart:style-name="ch9" chart:class="major"/>
          </chart:axis>
          <chart:series chart:style-name="ch10" chart:values-cell-range-address="Sheet3.D24:Sheet3.D29" chart:label-cell-address="Sheet3.A23:Sheet3.A23" chart:class="chart:scatter">
            <chart:domain table:cell-range-address="Sheet3.B24:Sheet3.B29"/>
            <chart:error-indicator chart:style-name="ch11" chart:dimension="y"/>
            <chart:data-point chart:repeated="6"/>
          </chart:series>
          <chart:series chart:style-name="ch12" chart:values-cell-range-address="Sheet3.D33:Sheet3.D38" chart:label-cell-address="Sheet3.A32:Sheet3.A32" chart:class="chart:scatter">
            <chart:domain table:cell-range-address="Sheet3.B33:Sheet3.B38"/>
            <chart:error-indicator chart:style-name="ch13" chart:dimension="y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ts8</text:p>
                <draw:g>
                  <svg:desc>Sheet3.A23:Sheet3.A2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ats3</text:p>
                <draw:g>
                  <svg:desc>Sheet3.A32:Sheet3.A3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24:Sheet3.B29</svg:desc>
                </draw:g>
              </table:table-cell>
              <table:table-cell office:value-type="float" office:value="0.908727">
                <text:p>0.908727</text:p>
                <draw:g>
                  <svg:desc>Sheet3.D24:Sheet3.D29</svg:desc>
                </draw:g>
              </table:table-cell>
              <table:table-cell office:value-type="float" office:value="0.129067">
                <text:p>0.129067</text:p>
                <draw:g>
                  <svg:desc>Sheet3.E24:Sheet3.E29</svg:desc>
                </draw:g>
              </table:table-cell>
              <table:table-cell office:value-type="float" office:value="0.129067">
                <text:p>0.129067</text:p>
                <draw:g>
                  <svg:desc>Sheet3.E24:Sheet3.E29</svg:desc>
                </draw:g>
              </table:table-cell>
              <table:table-cell office:value-type="float" office:value="1">
                <text:p>1</text:p>
                <draw:g>
                  <svg:desc>Sheet3.B33:Sheet3.B38</svg:desc>
                </draw:g>
              </table:table-cell>
              <table:table-cell office:value-type="float" office:value="0.448965">
                <text:p>0.448965</text:p>
                <draw:g>
                  <svg:desc>Sheet3.D33:Sheet3.D38</svg:desc>
                </draw:g>
              </table:table-cell>
              <table:table-cell office:value-type="float" office:value="0.0552726">
                <text:p>0.0552726</text:p>
                <draw:g>
                  <svg:desc>Sheet3.E33:Sheet3.E38</svg:desc>
                </draw:g>
              </table:table-cell>
              <table:table-cell office:value-type="float" office:value="0.0552726">
                <text:p>0.0552726</text:p>
                <draw:g>
                  <svg:desc>Sheet3.E33:Sheet3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89833">
                <text:p>0.489833</text:p>
              </table:table-cell>
              <table:table-cell office:value-type="float" office:value="0.0666987">
                <text:p>0.0666987</text:p>
              </table:table-cell>
              <table:table-cell office:value-type="float" office:value="0.0666987">
                <text:p>0.0666987</text:p>
              </table:table-cell>
              <table:table-cell office:value-type="float" office:value="2">
                <text:p>2</text:p>
              </table:table-cell>
              <table:table-cell office:value-type="float" office:value="0.403195">
                <text:p>0.403195</text:p>
              </table:table-cell>
              <table:table-cell office:value-type="float" office:value="0.0313655">
                <text:p>0.0313655</text:p>
              </table:table-cell>
              <table:table-cell office:value-type="float" office:value="0.0313655">
                <text:p>0.0313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46351">
                <text:p>0.646351</text:p>
              </table:table-cell>
              <table:table-cell office:value-type="float" office:value="0.114906">
                <text:p>0.114906</text:p>
              </table:table-cell>
              <table:table-cell office:value-type="float" office:value="0.114906">
                <text:p>0.114906</text:p>
              </table:table-cell>
              <table:table-cell office:value-type="float" office:value="3">
                <text:p>3</text:p>
              </table:table-cell>
              <table:table-cell office:value-type="float" office:value="0.467549">
                <text:p>0.467549</text:p>
              </table:table-cell>
              <table:table-cell office:value-type="float" office:value="0.0351806">
                <text:p>0.0351806</text:p>
              </table:table-cell>
              <table:table-cell office:value-type="float" office:value="0.0351806">
                <text:p>0.0351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21359">
                <text:p>0.421359</text:p>
              </table:table-cell>
              <table:table-cell office:value-type="float" office:value="0.0324823">
                <text:p>0.0324823</text:p>
              </table:table-cell>
              <table:table-cell office:value-type="float" office:value="0.0324823">
                <text:p>0.0324823</text:p>
              </table:table-cell>
              <table:table-cell office:value-type="float" office:value="4">
                <text:p>4</text:p>
              </table:table-cell>
              <table:table-cell office:value-type="float" office:value="0.391611">
                <text:p>0.391611</text:p>
              </table:table-cell>
              <table:table-cell office:value-type="float" office:value="0.021645">
                <text:p>0.021645</text:p>
              </table:table-cell>
              <table:table-cell office:value-type="float" office:value="0.021645">
                <text:p>0.021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6173">
                <text:p>0.36173</text:p>
              </table:table-cell>
              <table:table-cell office:value-type="float" office:value="0.0343605">
                <text:p>0.0343605</text:p>
              </table:table-cell>
              <table:table-cell office:value-type="float" office:value="0.0343605">
                <text:p>0.0343605</text:p>
              </table:table-cell>
              <table:table-cell office:value-type="float" office:value="5">
                <text:p>5</text:p>
              </table:table-cell>
              <table:table-cell office:value-type="float" office:value="0.520889">
                <text:p>0.520889</text:p>
              </table:table-cell>
              <table:table-cell office:value-type="float" office:value="0.0566642">
                <text:p>0.0566642</text:p>
              </table:table-cell>
              <table:table-cell office:value-type="float" office:value="0.0566642">
                <text:p>0.0566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594473">
                <text:p>0.594473</text:p>
              </table:table-cell>
              <table:table-cell office:value-type="float" office:value="0.0371027">
                <text:p>0.0371027</text:p>
              </table:table-cell>
              <table:table-cell office:value-type="float" office:value="0.0371027">
                <text:p>0.0371027</text:p>
              </table:table-cell>
              <table:table-cell office:value-type="float" office:value="0">
                <text:p>0</text:p>
              </table:table-cell>
              <table:table-cell office:value-type="float" office:value="0.474763">
                <text:p>0.474763</text:p>
              </table:table-cell>
              <table:table-cell office:value-type="float" office:value="0.0151379">
                <text:p>0.0151379</text:p>
              </table:table-cell>
              <table:table-cell office:value-type="float" office:value="0.0151379">
                <text:p>0.01513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cats3 cats8 wrt angle </text:p>
        </chart:title>
        <chart:legend chart:legend-position="end" svg:x="14.398cm" svg:y="3.952cm" style:legend-expansion="high" chart:style-name="ch3"/>
        <chart:plot-area chart:style-name="ch4" table:cell-range-address="Sheet3.H24:Sheet3.H28 Sheet3.A23:Sheet3.A23 Sheet3.J24:Sheet3.J28 Sheet3.A32:Sheet3.A32 Sheet3.J33:Sheet3.J37" chart:data-source-has-labels="row" svg:x="1.331cm" svg:y="1.275cm" svg:width="12.747cm" svg:height="6.564cm">
          <chart:coordinate-region svg:x="3.064cm" svg:y="1.474cm" svg:width="10.735cm" svg:height="5.718cm"/>
          <chart:axis chart:dimension="x" chart:name="primary-x" chart:style-name="ch5">
            <chart:title svg:x="6.787cm" svg:y="8.019cm" chart:style-name="ch6">
              <text:p>Theta angle</text:p>
            </chart:title>
          </chart:axis>
          <chart:axis chart:dimension="y" chart:name="primary-y" chart:style-name="ch7">
            <chart:title svg:x="0.451cm" svg:y="5.421cm" chart:style-name="ch8">
              <text:p>sigma MeV</text:p>
            </chart:title>
            <chart:grid chart:style-name="ch9" chart:class="major"/>
          </chart:axis>
          <chart:series chart:style-name="ch10" chart:values-cell-range-address="Sheet3.J24:Sheet3.J28" chart:label-cell-address="Sheet3.A23:Sheet3.A23" chart:class="chart:scatter">
            <chart:domain table:cell-range-address="Sheet3.H24:Sheet3.H28"/>
            <chart:data-point chart:repeated="5"/>
          </chart:series>
          <chart:series chart:style-name="ch11" chart:values-cell-range-address="Sheet3.J33:Sheet3.J37" chart:label-cell-address="Sheet3.A32:Sheet3.A32" chart:class="chart:scatter">
            <chart:domain table:cell-range-address="Sheet3.H33:Sheet3.H37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ts8</text:p>
                <draw:g>
                  <svg:desc>Sheet3.A23:Sheet3.A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ats3</text:p>
                <draw:g>
                  <svg:desc>Sheet3.A32:Sheet3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  <draw:g>
                  <svg:desc>Sheet3.H24:Sheet3.H28</svg:desc>
                </draw:g>
              </table:table-cell>
              <table:table-cell office:value-type="float" office:value="0.431251">
                <text:p>0.431251</text:p>
                <draw:g>
                  <svg:desc>Sheet3.J24:Sheet3.J28</svg:desc>
                </draw:g>
              </table:table-cell>
              <table:table-cell office:value-type="float" office:value="115">
                <text:p>115</text:p>
                <draw:g>
                  <svg:desc>Sheet3.H33:Sheet3.H37</svg:desc>
                </draw:g>
              </table:table-cell>
              <table:table-cell office:value-type="float" office:value="0.243391">
                <text:p>0.243391</text:p>
                <draw:g>
                  <svg:desc>Sheet3.J33:Sheet3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0.460156">
                <text:p>0.460156</text:p>
              </table:table-cell>
              <table:table-cell office:value-type="float" office:value="125">
                <text:p>125</text:p>
              </table:table-cell>
              <table:table-cell office:value-type="float" office:value="0.389803">
                <text:p>0.389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.522281">
                <text:p>0.522281</text:p>
              </table:table-cell>
              <table:table-cell office:value-type="float" office:value="135">
                <text:p>135</text:p>
              </table:table-cell>
              <table:table-cell office:value-type="float" office:value="0.379387">
                <text:p>0.379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0.625504">
                <text:p>0.625504</text:p>
              </table:table-cell>
              <table:table-cell office:value-type="float" office:value="145">
                <text:p>145</text:p>
              </table:table-cell>
              <table:table-cell office:value-type="float" office:value="0.370723">
                <text:p>0.370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0.340102">
                <text:p>0.340102</text:p>
              </table:table-cell>
              <table:table-cell office:value-type="float" office:value="155">
                <text:p>155</text:p>
              </table:table-cell>
              <table:table-cell office:value-type="float" office:value="0.211606">
                <text:p>0.2116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36cm" svg:y="0.316cm" chart:style-name="ch2">
          <text:p>cats3 cats8 cats region vs sigma</text:p>
        </chart:title>
        <chart:legend chart:legend-position="end" svg:x="14.398cm" svg:y="3.952cm" style:legend-expansion="high" chart:style-name="ch3"/>
        <chart:plot-area chart:style-name="ch4" table:cell-range-address="Sheet3.M24:Sheet3.M28 Sheet3.A23:Sheet3.A23 Sheet3.O24:Sheet3.O28 Sheet3.A32:Sheet3.A32 Sheet3.O33:Sheet3.O37" chart:data-source-has-labels="row" svg:x="1.331cm" svg:y="1.275cm" svg:width="12.747cm" svg:height="6.564cm">
          <chart:coordinate-region svg:x="3.064cm" svg:y="1.474cm" svg:width="10.774cm" svg:height="5.718cm"/>
          <chart:axis chart:dimension="x" chart:name="primary-x" chart:style-name="ch5">
            <chart:title svg:x="6.853cm" svg:y="8.019cm" chart:style-name="ch6">
              <text:p>cats region</text:p>
            </chart:title>
          </chart:axis>
          <chart:axis chart:dimension="y" chart:name="primary-y" chart:style-name="ch7">
            <chart:title svg:x="0.451cm" svg:y="5.593cm" chart:style-name="ch8">
              <text:p>sigma in MeV</text:p>
            </chart:title>
            <chart:grid chart:style-name="ch9" chart:class="major"/>
          </chart:axis>
          <chart:series chart:style-name="ch10" chart:values-cell-range-address="Sheet3.O24:Sheet3.O28" chart:label-cell-address="Sheet3.A23:Sheet3.A23" chart:class="chart:scatter">
            <chart:domain table:cell-range-address="Sheet3.M24:Sheet3.M28"/>
            <chart:data-point chart:repeated="5"/>
          </chart:series>
          <chart:series chart:style-name="ch11" chart:values-cell-range-address="Sheet3.O33:Sheet3.O37" chart:label-cell-address="Sheet3.A32:Sheet3.A32" chart:class="chart:scatter">
            <chart:domain table:cell-range-address="Sheet3.M33:Sheet3.M37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ats8</text:p>
                <draw:g>
                  <svg:desc>Sheet3.A23:Sheet3.A2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ats3</text:p>
                <draw:g>
                  <svg:desc>Sheet3.A32:Sheet3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M24:Sheet3.M28</svg:desc>
                </draw:g>
              </table:table-cell>
              <table:table-cell office:value-type="float" office:value="0.491992">
                <text:p>0.491992</text:p>
                <draw:g>
                  <svg:desc>Sheet3.O24:Sheet3.O28</svg:desc>
                </draw:g>
              </table:table-cell>
              <table:table-cell office:value-type="float" office:value="1">
                <text:p>1</text:p>
                <draw:g>
                  <svg:desc>Sheet3.M33:Sheet3.M37</svg:desc>
                </draw:g>
              </table:table-cell>
              <table:table-cell office:value-type="float" office:value="0.609544">
                <text:p>0.609544</text:p>
                <draw:g>
                  <svg:desc>Sheet3.O33:Sheet3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54993">
                <text:p>0.454993</text:p>
              </table:table-cell>
              <table:table-cell office:value-type="float" office:value="2">
                <text:p>2</text:p>
              </table:table-cell>
              <table:table-cell office:value-type="float" office:value="0.415943">
                <text:p>0.415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4467">
                <text:p>0.464467</text:p>
              </table:table-cell>
              <table:table-cell office:value-type="float" office:value="3">
                <text:p>3</text:p>
              </table:table-cell>
              <table:table-cell office:value-type="float" office:value="0.414777">
                <text:p>0.414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19939">
                <text:p>0.719939</text:p>
              </table:table-cell>
              <table:table-cell office:value-type="float" office:value="4">
                <text:p>4</text:p>
              </table:table-cell>
              <table:table-cell office:value-type="float" office:value="0.641817">
                <text:p>0.64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1332">
                <text:p>0.731332</text:p>
              </table:table-cell>
              <table:table-cell office:value-type="float" office:value="5">
                <text:p>5</text:p>
              </table:table-cell>
              <table:table-cell office:value-type="float" office:value="0.41866">
                <text:p>0.418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minimum="-1" chart:origin="-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3.E33:Sheet3.E38" chart:error-lower-range="Sheet3.E33:Sheet3.E38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3.E33:Sheet3.E38" chart:error-lower-range="Sheet3.E33:Sheet3.E38" loext:std-weight="1"/>
      <style:graphic-properties draw:stroke="solid" svg:stroke-width="0.051cm" svg:stroke-color="#fc5c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3.E40:Sheet3.E45" chart:error-lower-range="Sheet3.E40:Sheet3.E45"/>
      <style:graphic-properties draw:stroke="none" svg:stroke-width="0.08cm" svg:stroke-color="#18a303" draw:fill-color="#18a30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3.E40:Sheet3.E45" chart:error-lower-range="Sheet3.E40:Sheet3.E45" loext:std-weight="1"/>
      <style:graphic-properties draw:stroke="solid" svg:stroke-width="0.051cm" svg:stroke-color="#18a303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3.E47:Sheet3.E52" chart:error-lower-range="Sheet3.E47:Sheet3.E52" chart:data-label-number="value" chart:data-label-text="false" chart:data-label-symbol="false" chart:data-label-series="false" chart:label-position="botto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3.E47:Sheet3.E52" chart:error-lower-range="Sheet3.E47:Sheet3.E52" loext:std-weight="1"/>
      <style:graphic-properties draw:stroke="solid" svg:stroke-width="0.051cm" svg:stroke-color="#e9b913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966cm" svg:height="12.912cm" xlink:href=".." xlink:type="simple" chart:class="chart:scatter" chart:style-name="ch1">
        <chart:title svg:x="11.701cm" svg:y="0.394cm" chart:style-name="ch2">
          <text:p>ALL VS tofCUT VS NOTOF</text:p>
        </chart:title>
        <chart:legend chart:legend-position="end" svg:x="23.23cm" svg:y="7.7cm" style:legend-expansion="custom" svg:width="3.991cm" svg:height="2.497cm" style:legend-expansion-aspect-ratio="1.59831798157789" chart:style-name="ch3"/>
        <chart:plot-area chart:style-name="ch4" table:cell-range-address="Sheet3.B33:Sheet3.B38 Sheet3.A32:Sheet3.A32 Sheet3.D33:Sheet3.D38 Sheet3.A39:Sheet3.A39 Sheet3.D40:Sheet3.D45 Sheet3.A46:Sheet3.A46 Sheet3.D47:Sheet3.D52" chart:data-source-has-labels="row" svg:x="3.244cm" svg:y="1.915cm" svg:width="24.118cm" svg:height="9.051cm">
          <chart:coordinate-region svg:x="4.342cm" svg:y="2.115cm" svg:width="22.926cm" svg:height="8.204cm"/>
          <chart:axis chart:dimension="x" chart:name="primary-x" chart:style-name="ch5">
            <chart:title svg:x="13.87cm" svg:y="11.224cm" chart:style-name="ch6">
              <text:p>Telescope Number</text:p>
            </chart:title>
          </chart:axis>
          <chart:axis chart:dimension="y" chart:name="primary-y" chart:style-name="ch7">
            <chart:title svg:x="2.105cm" svg:y="7.476cm" chart:style-name="ch8">
              <text:p>sigma in MeV</text:p>
            </chart:title>
            <chart:grid chart:style-name="ch9" chart:class="major"/>
          </chart:axis>
          <chart:series chart:style-name="ch10" chart:values-cell-range-address="Sheet3.D33:Sheet3.D38" chart:label-cell-address="Sheet3.A32:Sheet3.A32" chart:class="chart:scatter">
            <chart:domain table:cell-range-address="Sheet3.B33:Sheet3.B38"/>
            <chart:error-indicator chart:style-name="ch11" chart:dimension="y"/>
            <chart:data-point chart:repeated="6"/>
          </chart:series>
          <chart:series chart:style-name="ch12" chart:values-cell-range-address="Sheet3.D40:Sheet3.D45" chart:label-cell-address="Sheet3.A39:Sheet3.A39" chart:class="chart:scatter">
            <chart:domain table:cell-range-address="Sheet3.B40:Sheet3.B45"/>
            <chart:error-indicator chart:style-name="ch13" chart:dimension="y"/>
            <chart:data-point chart:repeated="6"/>
          </chart:series>
          <chart:series chart:style-name="ch14" chart:values-cell-range-address="Sheet3.D47:Sheet3.D52" chart:label-cell-address="Sheet3.A46:Sheet3.A46" chart:class="chart:scatter">
            <chart:domain table:cell-range-address="Sheet3.B47:Sheet3.B52"/>
            <chart:error-indicator chart:style-name="ch15" chart:dimension="y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ts3</text:p>
                <draw:g>
                  <svg:desc>Sheet3.A32:Sheet3.A3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ats3 no tof</text:p>
                <draw:g>
                  <svg:desc>Sheet3.A39:Sheet3.A3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ats3 center tof</text:p>
                <draw:g>
                  <svg:desc>Sheet3.A46:Sheet3.A4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33:Sheet3.B38</svg:desc>
                </draw:g>
              </table:table-cell>
              <table:table-cell office:value-type="float" office:value="0.448965">
                <text:p>0.448965</text:p>
                <draw:g>
                  <svg:desc>Sheet3.D33:Sheet3.D38</svg:desc>
                </draw:g>
              </table:table-cell>
              <table:table-cell office:value-type="float" office:value="0.0552726">
                <text:p>0.0552726</text:p>
                <draw:g>
                  <svg:desc>Sheet3.E33:Sheet3.E38</svg:desc>
                </draw:g>
              </table:table-cell>
              <table:table-cell office:value-type="float" office:value="0.0552726">
                <text:p>0.0552726</text:p>
                <draw:g>
                  <svg:desc>Sheet3.E33:Sheet3.E38</svg:desc>
                </draw:g>
              </table:table-cell>
              <table:table-cell office:value-type="float" office:value="1">
                <text:p>1</text:p>
                <draw:g>
                  <svg:desc>Sheet3.B40:Sheet3.B45</svg:desc>
                </draw:g>
              </table:table-cell>
              <table:table-cell office:value-type="float" office:value="0.490895">
                <text:p>0.490895</text:p>
                <draw:g>
                  <svg:desc>Sheet3.D40:Sheet3.D45</svg:desc>
                </draw:g>
              </table:table-cell>
              <table:table-cell office:value-type="float" office:value="0.0693182">
                <text:p>0.0693182</text:p>
                <draw:g>
                  <svg:desc>Sheet3.E40:Sheet3.E45</svg:desc>
                </draw:g>
              </table:table-cell>
              <table:table-cell office:value-type="float" office:value="0.0693182">
                <text:p>0.0693182</text:p>
                <draw:g>
                  <svg:desc>Sheet3.E40:Sheet3.E45</svg:desc>
                </draw:g>
              </table:table-cell>
              <table:table-cell office:value-type="float" office:value="1">
                <text:p>1</text:p>
                <draw:g>
                  <svg:desc>Sheet3.B47:Sheet3.B52</svg:desc>
                </draw:g>
              </table:table-cell>
              <table:table-cell office:value-type="float" office:value="0.346842">
                <text:p>0.346842</text:p>
                <draw:g>
                  <svg:desc>Sheet3.D47:Sheet3.D52</svg:desc>
                </draw:g>
              </table:table-cell>
              <table:table-cell office:value-type="float" office:value="0.0938322">
                <text:p>0.0938322</text:p>
                <draw:g>
                  <svg:desc>Sheet3.E47:Sheet3.E52</svg:desc>
                </draw:g>
              </table:table-cell>
              <table:table-cell office:value-type="float" office:value="0.0938322">
                <text:p>0.0938322</text:p>
                <draw:g>
                  <svg:desc>Sheet3.E47:Sheet3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03195">
                <text:p>0.403195</text:p>
              </table:table-cell>
              <table:table-cell office:value-type="float" office:value="0.0313655">
                <text:p>0.0313655</text:p>
              </table:table-cell>
              <table:table-cell office:value-type="float" office:value="0.0313655">
                <text:p>0.0313655</text:p>
              </table:table-cell>
              <table:table-cell office:value-type="float" office:value="2">
                <text:p>2</text:p>
              </table:table-cell>
              <table:table-cell office:value-type="float" office:value="0.524925">
                <text:p>0.524925</text:p>
              </table:table-cell>
              <table:table-cell office:value-type="float" office:value="0.0933669">
                <text:p>0.0933669</text:p>
              </table:table-cell>
              <table:table-cell office:value-type="float" office:value="0.0933669">
                <text:p>0.0933669</text:p>
              </table:table-cell>
              <table:table-cell office:value-type="float" office:value="2">
                <text:p>2</text:p>
              </table:table-cell>
              <table:table-cell office:value-type="float" office:value="0.345878">
                <text:p>0.345878</text:p>
              </table:table-cell>
              <table:table-cell office:value-type="float" office:value="0.0815622">
                <text:p>0.0815622</text:p>
              </table:table-cell>
              <table:table-cell office:value-type="float" office:value="0.0815622">
                <text:p>0.0815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7549">
                <text:p>0.467549</text:p>
              </table:table-cell>
              <table:table-cell office:value-type="float" office:value="0.0351806">
                <text:p>0.0351806</text:p>
              </table:table-cell>
              <table:table-cell office:value-type="float" office:value="0.0351806">
                <text:p>0.0351806</text:p>
              </table:table-cell>
              <table:table-cell office:value-type="float" office:value="3">
                <text:p>3</text:p>
              </table:table-cell>
              <table:table-cell office:value-type="float" office:value="0.439193">
                <text:p>0.439193</text:p>
              </table:table-cell>
              <table:table-cell office:value-type="float" office:value="0.0609394">
                <text:p>0.0609394</text:p>
              </table:table-cell>
              <table:table-cell office:value-type="float" office:value="0.0609394">
                <text:p>0.0609394</text:p>
              </table:table-cell>
              <table:table-cell office:value-type="float" office:value="3">
                <text:p>3</text:p>
              </table:table-cell>
              <table:table-cell office:value-type="float" office:value="0.421777">
                <text:p>0.421777</text:p>
              </table:table-cell>
              <table:table-cell office:value-type="float" office:value="0.0800988">
                <text:p>0.0800988</text:p>
              </table:table-cell>
              <table:table-cell office:value-type="float" office:value="0.0800988">
                <text:p>0.0800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91611">
                <text:p>0.391611</text:p>
              </table:table-cell>
              <table:table-cell office:value-type="float" office:value="0.021645">
                <text:p>0.021645</text:p>
              </table:table-cell>
              <table:table-cell office:value-type="float" office:value="0.021645">
                <text:p>0.021645</text:p>
              </table:table-cell>
              <table:table-cell office:value-type="float" office:value="4">
                <text:p>4</text:p>
              </table:table-cell>
              <table:table-cell office:value-type="float" office:value="0.369443">
                <text:p>0.369443</text:p>
              </table:table-cell>
              <table:table-cell office:value-type="float" office:value="0.044189">
                <text:p>0.044189</text:p>
              </table:table-cell>
              <table:table-cell office:value-type="float" office:value="0.044189">
                <text:p>0.044189</text:p>
              </table:table-cell>
              <table:table-cell office:value-type="float" office:value="4">
                <text:p>4</text:p>
              </table:table-cell>
              <table:table-cell office:value-type="float" office:value="0.347209">
                <text:p>0.347209</text:p>
              </table:table-cell>
              <table:table-cell office:value-type="float" office:value="0.0564216">
                <text:p>0.0564216</text:p>
              </table:table-cell>
              <table:table-cell office:value-type="float" office:value="0.0564216">
                <text:p>0.0564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20889">
                <text:p>0.520889</text:p>
              </table:table-cell>
              <table:table-cell office:value-type="float" office:value="0.0566642">
                <text:p>0.0566642</text:p>
              </table:table-cell>
              <table:table-cell office:value-type="float" office:value="0.0566642">
                <text:p>0.0566642</text:p>
              </table:table-cell>
              <table:table-cell office:value-type="float" office:value="5">
                <text:p>5</text:p>
              </table:table-cell>
              <table:table-cell office:value-type="float" office:value="0.47238">
                <text:p>0.47238</text:p>
              </table:table-cell>
              <table:table-cell office:value-type="float" office:value="0.0988592">
                <text:p>0.0988592</text:p>
              </table:table-cell>
              <table:table-cell office:value-type="float" office:value="0.0988592">
                <text:p>0.0988592</text:p>
              </table:table-cell>
              <table:table-cell office:value-type="float" office:value="5">
                <text:p>5</text:p>
              </table:table-cell>
              <table:table-cell office:value-type="float" office:value="0.362526">
                <text:p>0.362526</text:p>
              </table:table-cell>
              <table:table-cell office:value-type="float" office:value="0.0983527">
                <text:p>0.0983527</text:p>
              </table:table-cell>
              <table:table-cell office:value-type="float" office:value="0.0983527">
                <text:p>0.0983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74763">
                <text:p>0.474763</text:p>
              </table:table-cell>
              <table:table-cell office:value-type="float" office:value="0.0151379">
                <text:p>0.0151379</text:p>
              </table:table-cell>
              <table:table-cell office:value-type="float" office:value="0.0151379">
                <text:p>0.0151379</text:p>
              </table:table-cell>
              <table:table-cell office:value-type="float" office:value="0">
                <text:p>0</text:p>
              </table:table-cell>
              <table:table-cell office:value-type="float" office:value="0.459522">
                <text:p>0.459522</text:p>
              </table:table-cell>
              <table:table-cell office:value-type="float" office:value="0.0313267">
                <text:p>0.0313267</text:p>
              </table:table-cell>
              <table:table-cell office:value-type="float" office:value="0.0313267">
                <text:p>0.0313267</text:p>
              </table:table-cell>
              <table:table-cell office:value-type="float" office:value="0">
                <text:p>0</text:p>
              </table:table-cell>
              <table:table-cell office:value-type="float" office:value="0.384327">
                <text:p>0.384327</text:p>
              </table:table-cell>
              <table:table-cell office:value-type="float" office:value="0.0309172">
                <text:p>0.0309172</text:p>
              </table:table-cell>
              <table:table-cell office:value-type="float" office:value="0.0309172">
                <text:p>0.03091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